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06in" style:rel-column-width="21840*"/>
    </style:style>
    <style:style style:name="Table1.B" style:family="table-column">
      <style:table-column-properties style:column-width="1.3299in" style:rel-column-width="13021*"/>
    </style:style>
    <style:style style:name="Table1.C" style:family="table-column">
      <style:table-column-properties style:column-width="0.9014in" style:rel-column-width="8825*"/>
    </style:style>
    <style:style style:name="Table1.D" style:family="table-column">
      <style:table-column-properties style:column-width="0.4722in" style:rel-column-width="4623*"/>
    </style:style>
    <style:style style:name="Table1.E" style:family="table-column">
      <style:table-column-properties style:column-width="0.9375in" style:rel-column-width="9179*"/>
    </style:style>
    <style:style style:name="Table1.F" style:family="table-column">
      <style:table-column-properties style:column-width="0.8215in" style:rel-column-width="804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2.2306in" style:rel-column-width="21840*"/>
    </style:style>
    <style:style style:name="Table3.B" style:family="table-column">
      <style:table-column-properties style:column-width="1.3299in" style:rel-column-width="13021*"/>
    </style:style>
    <style:style style:name="Table3.C" style:family="table-column">
      <style:table-column-properties style:column-width="0.9014in" style:rel-column-width="8825*"/>
    </style:style>
    <style:style style:name="Table3.D" style:family="table-column">
      <style:table-column-properties style:column-width="0.4722in" style:rel-column-width="4623*"/>
    </style:style>
    <style:style style:name="Table3.E" style:family="table-column">
      <style:table-column-properties style:column-width="0.9375in" style:rel-column-width="9179*"/>
    </style:style>
    <style:style style:name="Table3.F" style:family="table-column">
      <style:table-column-properties style:column-width="0.8215in" style:rel-column-width="8047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2.2306in" style:rel-column-width="21840*"/>
    </style:style>
    <style:style style:name="Table4.B" style:family="table-column">
      <style:table-column-properties style:column-width="1.3299in" style:rel-column-width="13021*"/>
    </style:style>
    <style:style style:name="Table4.C" style:family="table-column">
      <style:table-column-properties style:column-width="0.9014in" style:rel-column-width="8825*"/>
    </style:style>
    <style:style style:name="Table4.D" style:family="table-column">
      <style:table-column-properties style:column-width="0.4722in" style:rel-column-width="4623*"/>
    </style:style>
    <style:style style:name="Table4.E" style:family="table-column">
      <style:table-column-properties style:column-width="0.9375in" style:rel-column-width="9179*"/>
    </style:style>
    <style:style style:name="Table4.F" style:family="table-column">
      <style:table-column-properties style:column-width="0.8215in" style:rel-column-width="8047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D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06in" style:rel-column-width="21840*"/>
    </style:style>
    <style:style style:name="Table2.B" style:family="table-column">
      <style:table-column-properties style:column-width="1.3299in" style:rel-column-width="13021*"/>
    </style:style>
    <style:style style:name="Table2.C" style:family="table-column">
      <style:table-column-properties style:column-width="0.9014in" style:rel-column-width="8825*"/>
    </style:style>
    <style:style style:name="Table2.D" style:family="table-column">
      <style:table-column-properties style:column-width="0.4722in" style:rel-column-width="4623*"/>
    </style:style>
    <style:style style:name="Table2.E" style:family="table-column">
      <style:table-column-properties style:column-width="0.9375in" style:rel-column-width="9179*"/>
    </style:style>
    <style:style style:name="Table2.F" style:family="table-column">
      <style:table-column-properties style:column-width="0.8215in" style:rel-column-width="8047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2.2306in" style:rel-column-width="21840*"/>
    </style:style>
    <style:style style:name="Table5.B" style:family="table-column">
      <style:table-column-properties style:column-width="1.3299in" style:rel-column-width="13021*"/>
    </style:style>
    <style:style style:name="Table5.C" style:family="table-column">
      <style:table-column-properties style:column-width="0.9014in" style:rel-column-width="8825*"/>
    </style:style>
    <style:style style:name="Table5.D" style:family="table-column">
      <style:table-column-properties style:column-width="0.4722in" style:rel-column-width="4623*"/>
    </style:style>
    <style:style style:name="Table5.E" style:family="table-column">
      <style:table-column-properties style:column-width="0.9375in" style:rel-column-width="9179*"/>
    </style:style>
    <style:style style:name="Table5.F" style:family="table-column">
      <style:table-column-properties style:column-width="0.8215in" style:rel-column-width="8047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2.2306in" style:rel-column-width="21840*"/>
    </style:style>
    <style:style style:name="Table6.B" style:family="table-column">
      <style:table-column-properties style:column-width="1.3299in" style:rel-column-width="13021*"/>
    </style:style>
    <style:style style:name="Table6.C" style:family="table-column">
      <style:table-column-properties style:column-width="0.9014in" style:rel-column-width="8825*"/>
    </style:style>
    <style:style style:name="Table6.D" style:family="table-column">
      <style:table-column-properties style:column-width="0.4722in" style:rel-column-width="4623*"/>
    </style:style>
    <style:style style:name="Table6.E" style:family="table-column">
      <style:table-column-properties style:column-width="0.9375in" style:rel-column-width="9179*"/>
    </style:style>
    <style:style style:name="Table6.F" style:family="table-column">
      <style:table-column-properties style:column-width="0.8215in" style:rel-column-width="8047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D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2.2306in" style:rel-column-width="21840*"/>
    </style:style>
    <style:style style:name="Table7.B" style:family="table-column">
      <style:table-column-properties style:column-width="1.3299in" style:rel-column-width="13021*"/>
    </style:style>
    <style:style style:name="Table7.C" style:family="table-column">
      <style:table-column-properties style:column-width="0.9014in" style:rel-column-width="8825*"/>
    </style:style>
    <style:style style:name="Table7.D" style:family="table-column">
      <style:table-column-properties style:column-width="0.4722in" style:rel-column-width="4623*"/>
    </style:style>
    <style:style style:name="Table7.E" style:family="table-column">
      <style:table-column-properties style:column-width="0.9375in" style:rel-column-width="9179*"/>
    </style:style>
    <style:style style:name="Table7.F" style:family="table-column">
      <style:table-column-properties style:column-width="0.8215in" style:rel-column-width="8047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D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2.2306in" style:rel-column-width="21840*"/>
    </style:style>
    <style:style style:name="Table8.B" style:family="table-column">
      <style:table-column-properties style:column-width="1.3299in" style:rel-column-width="13021*"/>
    </style:style>
    <style:style style:name="Table8.C" style:family="table-column">
      <style:table-column-properties style:column-width="0.9014in" style:rel-column-width="8825*"/>
    </style:style>
    <style:style style:name="Table8.D" style:family="table-column">
      <style:table-column-properties style:column-width="0.4722in" style:rel-column-width="4623*"/>
    </style:style>
    <style:style style:name="Table8.E" style:family="table-column">
      <style:table-column-properties style:column-width="0.9375in" style:rel-column-width="9179*"/>
    </style:style>
    <style:style style:name="Table8.F" style:family="table-column">
      <style:table-column-properties style:column-width="0.8215in" style:rel-column-width="8047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D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6931in" table:align="margins"/>
    </style:style>
    <style:style style:name="Table10.A" style:family="table-column">
      <style:table-column-properties style:column-width="2.2306in" style:rel-column-width="21840*"/>
    </style:style>
    <style:style style:name="Table10.B" style:family="table-column">
      <style:table-column-properties style:column-width="1.3299in" style:rel-column-width="13021*"/>
    </style:style>
    <style:style style:name="Table10.C" style:family="table-column">
      <style:table-column-properties style:column-width="0.9014in" style:rel-column-width="8825*"/>
    </style:style>
    <style:style style:name="Table10.D" style:family="table-column">
      <style:table-column-properties style:column-width="0.4722in" style:rel-column-width="4623*"/>
    </style:style>
    <style:style style:name="Table10.E" style:family="table-column">
      <style:table-column-properties style:column-width="0.9375in" style:rel-column-width="9179*"/>
    </style:style>
    <style:style style:name="Table10.F" style:family="table-column">
      <style:table-column-properties style:column-width="0.8215in" style:rel-column-width="8047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D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2.2306in" style:rel-column-width="21840*"/>
    </style:style>
    <style:style style:name="Table11.B" style:family="table-column">
      <style:table-column-properties style:column-width="1.3299in" style:rel-column-width="13021*"/>
    </style:style>
    <style:style style:name="Table11.C" style:family="table-column">
      <style:table-column-properties style:column-width="0.9014in" style:rel-column-width="8825*"/>
    </style:style>
    <style:style style:name="Table11.D" style:family="table-column">
      <style:table-column-properties style:column-width="0.4722in" style:rel-column-width="4623*"/>
    </style:style>
    <style:style style:name="Table11.E" style:family="table-column">
      <style:table-column-properties style:column-width="0.9375in" style:rel-column-width="9179*"/>
    </style:style>
    <style:style style:name="Table11.F" style:family="table-column">
      <style:table-column-properties style:column-width="0.8215in" style:rel-column-width="8047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D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6931in" table:align="margins"/>
    </style:style>
    <style:style style:name="Table12.A" style:family="table-column">
      <style:table-column-properties style:column-width="2.2306in" style:rel-column-width="21840*"/>
    </style:style>
    <style:style style:name="Table12.B" style:family="table-column">
      <style:table-column-properties style:column-width="1.3299in" style:rel-column-width="13021*"/>
    </style:style>
    <style:style style:name="Table12.C" style:family="table-column">
      <style:table-column-properties style:column-width="0.9014in" style:rel-column-width="8825*"/>
    </style:style>
    <style:style style:name="Table12.D" style:family="table-column">
      <style:table-column-properties style:column-width="0.4722in" style:rel-column-width="4623*"/>
    </style:style>
    <style:style style:name="Table12.E" style:family="table-column">
      <style:table-column-properties style:column-width="0.9375in" style:rel-column-width="9179*"/>
    </style:style>
    <style:style style:name="Table12.F" style:family="table-column">
      <style:table-column-properties style:column-width="0.8215in" style:rel-column-width="8047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D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a171f"/>
    </style:style>
    <style:style style:name="P2" style:family="paragraph" style:parent-style-name="Standard">
      <style:text-properties officeooo:paragraph-rsid="000e2b83"/>
    </style:style>
    <style:style style:name="P3" style:family="paragraph" style:parent-style-name="Standard">
      <style:text-properties officeooo:paragraph-rsid="00147f96"/>
    </style:style>
    <style:style style:name="P4" style:family="paragraph" style:parent-style-name="Standard">
      <style:text-properties officeooo:paragraph-rsid="00199c2a"/>
    </style:style>
    <style:style style:name="P5" style:family="paragraph" style:parent-style-name="Standard">
      <style:text-properties officeooo:paragraph-rsid="001cb4e4"/>
    </style:style>
    <style:style style:name="P6" style:family="paragraph" style:parent-style-name="Standard">
      <style:text-properties officeooo:paragraph-rsid="002387b8"/>
    </style:style>
    <style:style style:name="P7" style:family="paragraph" style:parent-style-name="Standard">
      <style:text-properties officeooo:paragraph-rsid="0020cb81"/>
    </style:style>
    <style:style style:name="P8" style:family="paragraph" style:parent-style-name="Standard">
      <style:text-properties officeooo:paragraph-rsid="002853d2"/>
    </style:style>
    <style:style style:name="P9" style:family="paragraph" style:parent-style-name="Standard">
      <style:text-properties officeooo:paragraph-rsid="0029f067"/>
    </style:style>
    <style:style style:name="P10" style:family="paragraph" style:parent-style-name="Standard">
      <style:paragraph-properties fo:break-before="page"/>
      <style:text-properties officeooo:paragraph-rsid="00147f96"/>
    </style:style>
    <style:style style:name="P11" style:family="paragraph" style:parent-style-name="Standard">
      <style:paragraph-properties fo:break-before="page"/>
      <style:text-properties officeooo:paragraph-rsid="0017d216"/>
    </style:style>
    <style:style style:name="P12" style:family="paragraph" style:parent-style-name="Standard">
      <style:paragraph-properties fo:break-before="page"/>
      <style:text-properties officeooo:paragraph-rsid="001cb4e4"/>
    </style:style>
    <style:style style:name="P13" style:family="paragraph" style:parent-style-name="Standard">
      <style:paragraph-properties fo:break-before="page"/>
      <style:text-properties officeooo:paragraph-rsid="0020cb81"/>
    </style:style>
    <style:style style:name="P14" style:family="paragraph" style:parent-style-name="Standard">
      <style:paragraph-properties fo:break-before="page"/>
      <style:text-properties officeooo:paragraph-rsid="00228f36"/>
    </style:style>
    <style:style style:name="P15" style:family="paragraph" style:parent-style-name="Standard">
      <style:paragraph-properties fo:break-before="page"/>
      <style:text-properties officeooo:paragraph-rsid="002387b8"/>
    </style:style>
    <style:style style:name="P16" style:family="paragraph" style:parent-style-name="Standard">
      <style:paragraph-properties fo:break-before="page"/>
      <style:text-properties officeooo:paragraph-rsid="002853d2"/>
    </style:style>
    <style:style style:name="P17" style:family="paragraph" style:parent-style-name="Standard">
      <style:paragraph-properties fo:break-before="page"/>
      <style:text-properties officeooo:paragraph-rsid="0029f067"/>
    </style:style>
    <style:style style:name="P18" style:family="paragraph" style:parent-style-name="Table_20_Contents">
      <style:text-properties officeooo:rsid="0007dda7" officeooo:paragraph-rsid="0007dda7"/>
    </style:style>
    <style:style style:name="P19" style:family="paragraph" style:parent-style-name="Table_20_Contents">
      <style:text-properties officeooo:rsid="0007dda7" officeooo:paragraph-rsid="000a171f"/>
    </style:style>
    <style:style style:name="P20" style:family="paragraph" style:parent-style-name="Table_20_Contents">
      <style:text-properties officeooo:rsid="0007dda7" officeooo:paragraph-rsid="000e2b83"/>
    </style:style>
    <style:style style:name="P21" style:family="paragraph" style:parent-style-name="Table_20_Contents">
      <style:text-properties officeooo:rsid="0007dda7" officeooo:paragraph-rsid="00147f96"/>
    </style:style>
    <style:style style:name="P22" style:family="paragraph" style:parent-style-name="Table_20_Contents">
      <style:text-properties officeooo:rsid="0007dda7" officeooo:paragraph-rsid="0017d216"/>
    </style:style>
    <style:style style:name="P23" style:family="paragraph" style:parent-style-name="Table_20_Contents">
      <style:text-properties officeooo:rsid="0007dda7" officeooo:paragraph-rsid="00199c2a"/>
    </style:style>
    <style:style style:name="P24" style:family="paragraph" style:parent-style-name="Table_20_Contents">
      <style:text-properties officeooo:rsid="0007dda7" officeooo:paragraph-rsid="001cb4e4"/>
    </style:style>
    <style:style style:name="P25" style:family="paragraph" style:parent-style-name="Table_20_Contents">
      <style:text-properties officeooo:rsid="0007dda7" officeooo:paragraph-rsid="0020cb81"/>
    </style:style>
    <style:style style:name="P26" style:family="paragraph" style:parent-style-name="Table_20_Contents">
      <style:text-properties officeooo:rsid="0007dda7" officeooo:paragraph-rsid="002387b8"/>
    </style:style>
    <style:style style:name="P27" style:family="paragraph" style:parent-style-name="Table_20_Contents">
      <style:text-properties officeooo:rsid="0007dda7" officeooo:paragraph-rsid="002853d2"/>
    </style:style>
    <style:style style:name="P28" style:family="paragraph" style:parent-style-name="Table_20_Contents">
      <style:text-properties officeooo:rsid="0007dda7" officeooo:paragraph-rsid="0029f067"/>
    </style:style>
    <style:style style:name="P29" style:family="paragraph" style:parent-style-name="Table_20_Contents">
      <style:text-properties fo:font-weight="bold" officeooo:rsid="0007dda7" officeooo:paragraph-rsid="0007dda7" style:font-weight-asian="bold" style:font-weight-complex="bold"/>
    </style:style>
    <style:style style:name="P30" style:family="paragraph" style:parent-style-name="Table_20_Contents">
      <style:text-properties fo:font-weight="bold" officeooo:rsid="0007dda7" officeooo:paragraph-rsid="000a171f" style:font-weight-asian="bold" style:font-weight-complex="bold"/>
    </style:style>
    <style:style style:name="P31" style:family="paragraph" style:parent-style-name="Table_20_Contents">
      <style:text-properties fo:font-weight="bold" officeooo:rsid="0007dda7" officeooo:paragraph-rsid="000e2b83" style:font-weight-asian="bold" style:font-weight-complex="bold"/>
    </style:style>
    <style:style style:name="P32" style:family="paragraph" style:parent-style-name="Table_20_Contents">
      <style:text-properties fo:font-weight="bold" officeooo:rsid="0007dda7" officeooo:paragraph-rsid="00147f96" style:font-weight-asian="bold" style:font-weight-complex="bold"/>
    </style:style>
    <style:style style:name="P33" style:family="paragraph" style:parent-style-name="Table_20_Contents">
      <style:text-properties fo:font-weight="bold" officeooo:rsid="0007dda7" officeooo:paragraph-rsid="0017d216" style:font-weight-asian="bold" style:font-weight-complex="bold"/>
    </style:style>
    <style:style style:name="P34" style:family="paragraph" style:parent-style-name="Table_20_Contents">
      <style:text-properties fo:font-weight="bold" officeooo:rsid="0007dda7" officeooo:paragraph-rsid="00199c2a" style:font-weight-asian="bold" style:font-weight-complex="bold"/>
    </style:style>
    <style:style style:name="P35" style:family="paragraph" style:parent-style-name="Table_20_Contents">
      <style:text-properties fo:font-weight="bold" officeooo:rsid="0007dda7" officeooo:paragraph-rsid="001cb4e4" style:font-weight-asian="bold" style:font-weight-complex="bold"/>
    </style:style>
    <style:style style:name="P36" style:family="paragraph" style:parent-style-name="Table_20_Contents">
      <style:text-properties fo:font-weight="bold" officeooo:rsid="0007dda7" officeooo:paragraph-rsid="0020cb81" style:font-weight-asian="bold" style:font-weight-complex="bold"/>
    </style:style>
    <style:style style:name="P37" style:family="paragraph" style:parent-style-name="Table_20_Contents">
      <style:text-properties fo:font-weight="bold" officeooo:rsid="0007dda7" officeooo:paragraph-rsid="0008d203" style:font-weight-asian="bold" style:font-weight-complex="bold"/>
    </style:style>
    <style:style style:name="P38" style:family="paragraph" style:parent-style-name="Table_20_Contents">
      <style:text-properties fo:font-weight="bold" officeooo:rsid="0007dda7" officeooo:paragraph-rsid="002387b8" style:font-weight-asian="bold" style:font-weight-complex="bold"/>
    </style:style>
    <style:style style:name="P39" style:family="paragraph" style:parent-style-name="Table_20_Contents">
      <style:text-properties fo:font-weight="bold" officeooo:rsid="0007dda7" officeooo:paragraph-rsid="002853d2" style:font-weight-asian="bold" style:font-weight-complex="bold"/>
    </style:style>
    <style:style style:name="P40" style:family="paragraph" style:parent-style-name="Table_20_Contents">
      <style:text-properties fo:font-weight="bold" officeooo:rsid="0007dda7" officeooo:paragraph-rsid="0029f067" style:font-weight-asian="bold" style:font-weight-complex="bold"/>
    </style:style>
    <style:style style:name="P41" style:family="paragraph" style:parent-style-name="Table_20_Contents">
      <style:text-properties fo:font-weight="bold" officeooo:rsid="0008d203" officeooo:paragraph-rsid="0008d203" style:font-weight-asian="bold" style:font-weight-complex="bold"/>
    </style:style>
    <style:style style:name="P42" style:family="paragraph" style:parent-style-name="Table_20_Contents">
      <style:text-properties fo:font-weight="bold" officeooo:rsid="0008d203" officeooo:paragraph-rsid="000a171f" style:font-weight-asian="bold" style:font-weight-complex="bold"/>
    </style:style>
    <style:style style:name="P43" style:family="paragraph" style:parent-style-name="Table_20_Contents">
      <style:text-properties fo:font-weight="bold" officeooo:rsid="0008d203" officeooo:paragraph-rsid="000e2b83" style:font-weight-asian="bold" style:font-weight-complex="bold"/>
    </style:style>
    <style:style style:name="P44" style:family="paragraph" style:parent-style-name="Table_20_Contents">
      <style:text-properties fo:font-weight="bold" officeooo:rsid="0008d203" officeooo:paragraph-rsid="00147f96" style:font-weight-asian="bold" style:font-weight-complex="bold"/>
    </style:style>
    <style:style style:name="P45" style:family="paragraph" style:parent-style-name="Table_20_Contents">
      <style:text-properties fo:font-weight="bold" officeooo:rsid="0008d203" officeooo:paragraph-rsid="0017d216" style:font-weight-asian="bold" style:font-weight-complex="bold"/>
    </style:style>
    <style:style style:name="P46" style:family="paragraph" style:parent-style-name="Table_20_Contents">
      <style:text-properties fo:font-weight="bold" officeooo:rsid="0008d203" officeooo:paragraph-rsid="00199c2a" style:font-weight-asian="bold" style:font-weight-complex="bold"/>
    </style:style>
    <style:style style:name="P47" style:family="paragraph" style:parent-style-name="Table_20_Contents">
      <style:text-properties fo:font-weight="bold" officeooo:rsid="0008d203" officeooo:paragraph-rsid="001cb4e4" style:font-weight-asian="bold" style:font-weight-complex="bold"/>
    </style:style>
    <style:style style:name="P48" style:family="paragraph" style:parent-style-name="Table_20_Contents">
      <style:text-properties fo:font-weight="bold" officeooo:rsid="0008d203" officeooo:paragraph-rsid="0020cb81" style:font-weight-asian="bold" style:font-weight-complex="bold"/>
    </style:style>
    <style:style style:name="P49" style:family="paragraph" style:parent-style-name="Table_20_Contents">
      <style:text-properties fo:font-weight="bold" officeooo:rsid="0008d203" officeooo:paragraph-rsid="002387b8" style:font-weight-asian="bold" style:font-weight-complex="bold"/>
    </style:style>
    <style:style style:name="P50" style:family="paragraph" style:parent-style-name="Table_20_Contents">
      <style:text-properties fo:font-weight="bold" officeooo:rsid="0008d203" officeooo:paragraph-rsid="002853d2" style:font-weight-asian="bold" style:font-weight-complex="bold"/>
    </style:style>
    <style:style style:name="P51" style:family="paragraph" style:parent-style-name="Table_20_Contents">
      <style:text-properties fo:font-weight="bold" officeooo:rsid="0008d203" officeooo:paragraph-rsid="0029f067" style:font-weight-asian="bold" style:font-weight-complex="bold"/>
    </style:style>
    <style:style style:name="P52" style:family="paragraph" style:parent-style-name="Table_20_Contents">
      <style:text-properties fo:font-weight="bold" officeooo:rsid="0017d216" officeooo:paragraph-rsid="0017d216" style:font-weight-asian="bold" style:font-weight-complex="bold"/>
    </style:style>
    <style:style style:name="P53" style:family="paragraph" style:parent-style-name="Table_20_Contents">
      <style:text-properties fo:font-weight="bold" officeooo:rsid="0017d216" officeooo:paragraph-rsid="00199c2a" style:font-weight-asian="bold" style:font-weight-complex="bold"/>
    </style:style>
    <style:style style:name="P54" style:family="paragraph" style:parent-style-name="Table_20_Contents">
      <style:text-properties fo:font-weight="bold" officeooo:rsid="0017d216" officeooo:paragraph-rsid="001cb4e4" style:font-weight-asian="bold" style:font-weight-complex="bold"/>
    </style:style>
    <style:style style:name="P55" style:family="paragraph" style:parent-style-name="Table_20_Contents">
      <style:text-properties fo:font-weight="bold" officeooo:rsid="0017d216" officeooo:paragraph-rsid="002387b8" style:font-weight-asian="bold" style:font-weight-complex="bold"/>
    </style:style>
    <style:style style:name="P56" style:family="paragraph" style:parent-style-name="Table_20_Contents">
      <style:text-properties fo:font-weight="bold" officeooo:rsid="0017d216" officeooo:paragraph-rsid="0020cb81" style:font-weight-asian="bold" style:font-weight-complex="bold"/>
    </style:style>
    <style:style style:name="P57" style:family="paragraph" style:parent-style-name="Table_20_Contents">
      <style:text-properties fo:font-weight="bold" officeooo:rsid="0017d216" officeooo:paragraph-rsid="002853d2" style:font-weight-asian="bold" style:font-weight-complex="bold"/>
    </style:style>
    <style:style style:name="P58" style:family="paragraph" style:parent-style-name="Table_20_Contents">
      <style:text-properties fo:font-weight="bold" officeooo:rsid="0017d216" officeooo:paragraph-rsid="0029f067" style:font-weight-asian="bold" style:font-weight-complex="bold"/>
    </style:style>
    <style:style style:name="P59" style:family="paragraph" style:parent-style-name="Table_20_Contents">
      <style:text-properties fo:font-weight="bold" officeooo:rsid="002387b8" officeooo:paragraph-rsid="002387b8" style:font-weight-asian="bold" style:font-weight-complex="bold"/>
    </style:style>
    <style:style style:name="P60" style:family="paragraph" style:parent-style-name="Table_20_Contents">
      <style:text-properties fo:font-weight="bold" officeooo:rsid="00255d4b" officeooo:paragraph-rsid="00255d4b" style:font-weight-asian="bold" style:font-weight-complex="bold"/>
    </style:style>
    <style:style style:name="P61" style:family="paragraph" style:parent-style-name="Table_20_Contents">
      <style:text-properties fo:font-weight="bold" officeooo:rsid="00255d4b" officeooo:paragraph-rsid="002853d2" style:font-weight-asian="bold" style:font-weight-complex="bold"/>
    </style:style>
    <style:style style:name="P62" style:family="paragraph" style:parent-style-name="Table_20_Contents">
      <style:text-properties fo:font-weight="bold" officeooo:rsid="00255d4b" officeooo:paragraph-rsid="0029f067" style:font-weight-asian="bold" style:font-weight-complex="bold"/>
    </style:style>
    <style:style style:name="P63" style:family="paragraph" style:parent-style-name="Table_20_Contents">
      <style:text-properties fo:font-weight="normal" officeooo:rsid="0008d203" officeooo:paragraph-rsid="0008d203" style:font-weight-asian="normal" style:font-weight-complex="normal"/>
    </style:style>
    <style:style style:name="P64" style:family="paragraph" style:parent-style-name="Table_20_Contents">
      <style:text-properties fo:font-weight="normal" officeooo:rsid="0008d203" officeooo:paragraph-rsid="000e2b83" style:font-weight-asian="normal" style:font-weight-complex="normal"/>
    </style:style>
    <style:style style:name="P65" style:family="paragraph" style:parent-style-name="Table_20_Contents">
      <style:text-properties fo:font-weight="normal" officeooo:rsid="0008d203" officeooo:paragraph-rsid="00147f96" style:font-weight-asian="normal" style:font-weight-complex="normal"/>
    </style:style>
    <style:style style:name="P66" style:family="paragraph" style:parent-style-name="Table_20_Contents">
      <style:text-properties fo:font-weight="normal" officeooo:rsid="0008d203" officeooo:paragraph-rsid="0017d216" style:font-weight-asian="normal" style:font-weight-complex="normal"/>
    </style:style>
    <style:style style:name="P67" style:family="paragraph" style:parent-style-name="Table_20_Contents">
      <style:text-properties fo:font-weight="normal" officeooo:rsid="0008d203" officeooo:paragraph-rsid="00199c2a" style:font-weight-asian="normal" style:font-weight-complex="normal"/>
    </style:style>
    <style:style style:name="P68" style:family="paragraph" style:parent-style-name="Table_20_Contents">
      <style:text-properties fo:font-weight="normal" officeooo:rsid="0008d203" officeooo:paragraph-rsid="001d4d27" style:font-weight-asian="normal" style:font-weight-complex="normal"/>
    </style:style>
    <style:style style:name="P69" style:family="paragraph" style:parent-style-name="Table_20_Contents">
      <style:text-properties fo:font-weight="normal" officeooo:rsid="0008d203" officeooo:paragraph-rsid="002387b8" style:font-weight-asian="normal" style:font-weight-complex="normal"/>
    </style:style>
    <style:style style:name="P70" style:family="paragraph" style:parent-style-name="Table_20_Contents">
      <style:text-properties fo:font-weight="normal" officeooo:rsid="0008d203" officeooo:paragraph-rsid="0020cb81" style:font-weight-asian="normal" style:font-weight-complex="normal"/>
    </style:style>
    <style:style style:name="P71" style:family="paragraph" style:parent-style-name="Table_20_Contents">
      <style:text-properties fo:font-weight="normal" officeooo:rsid="0008d203" officeooo:paragraph-rsid="002853d2" style:font-weight-asian="normal" style:font-weight-complex="normal"/>
    </style:style>
    <style:style style:name="P72" style:family="paragraph" style:parent-style-name="Table_20_Contents">
      <style:text-properties fo:font-weight="normal" officeooo:rsid="0008d203" officeooo:paragraph-rsid="0029f067" style:font-weight-asian="normal" style:font-weight-complex="normal"/>
    </style:style>
    <style:style style:name="P73" style:family="paragraph" style:parent-style-name="Table_20_Contents">
      <style:text-properties fo:font-weight="normal" officeooo:rsid="0010a454" officeooo:paragraph-rsid="0010a454" style:font-weight-asian="normal" style:font-weight-complex="normal"/>
    </style:style>
    <style:style style:name="P74" style:family="paragraph" style:parent-style-name="Table_20_Contents">
      <style:text-properties fo:font-weight="normal" officeooo:rsid="001cb4e4" officeooo:paragraph-rsid="001cb4e4" style:font-weight-asian="normal" style:font-weight-complex="normal"/>
    </style:style>
    <style:style style:name="P75" style:family="paragraph" style:parent-style-name="Table_20_Contents">
      <style:text-properties fo:font-weight="normal" officeooo:rsid="001cb4e4" officeooo:paragraph-rsid="001d4d27" style:font-weight-asian="normal" style:font-weight-complex="normal"/>
    </style:style>
    <style:style style:name="P76" style:family="paragraph" style:parent-style-name="Table_20_Contents">
      <style:text-properties fo:font-weight="normal" officeooo:rsid="001cb4e4" officeooo:paragraph-rsid="002387b8" style:font-weight-asian="normal" style:font-weight-complex="normal"/>
    </style:style>
    <style:style style:name="P77" style:family="paragraph" style:parent-style-name="Table_20_Contents">
      <style:text-properties fo:font-weight="normal" officeooo:rsid="001cb4e4" officeooo:paragraph-rsid="0020cb81" style:font-weight-asian="normal" style:font-weight-complex="normal"/>
    </style:style>
    <style:style style:name="P78" style:family="paragraph" style:parent-style-name="Table_20_Contents">
      <style:text-properties fo:font-weight="normal" officeooo:rsid="001cb4e4" officeooo:paragraph-rsid="002853d2" style:font-weight-asian="normal" style:font-weight-complex="normal"/>
    </style:style>
    <style:style style:name="P79" style:family="paragraph" style:parent-style-name="Table_20_Contents">
      <style:text-properties fo:font-weight="normal" officeooo:rsid="001cb4e4" officeooo:paragraph-rsid="0029f067" style:font-weight-asian="normal" style:font-weight-complex="normal"/>
    </style:style>
    <style:style style:name="P80" style:family="paragraph" style:parent-style-name="Table_20_Contents">
      <style:text-properties fo:font-weight="normal" officeooo:rsid="002387b8" officeooo:paragraph-rsid="002387b8" style:font-weight-asian="normal" style:font-weight-complex="normal"/>
    </style:style>
    <style:style style:name="P81" style:family="paragraph" style:parent-style-name="Table_20_Contents">
      <style:text-properties fo:font-weight="normal" officeooo:rsid="00255d4b" officeooo:paragraph-rsid="00255d4b" style:font-weight-asian="normal" style:font-weight-complex="normal"/>
    </style:style>
    <style:style style:name="P82" style:family="paragraph" style:parent-style-name="Table_20_Contents">
      <style:text-properties fo:font-weight="normal" officeooo:rsid="00255d4b" officeooo:paragraph-rsid="002853d2" style:font-weight-asian="normal" style:font-weight-complex="normal"/>
    </style:style>
    <style:style style:name="P83" style:family="paragraph" style:parent-style-name="Table_20_Contents">
      <style:text-properties fo:font-weight="normal" officeooo:rsid="00255d4b" officeooo:paragraph-rsid="0029f067" style:font-weight-asian="normal" style:font-weight-complex="normal"/>
    </style:style>
    <style:style style:name="P84" style:family="paragraph" style:parent-style-name="Table_20_Contents">
      <style:text-properties officeooo:rsid="000e2b83" officeooo:paragraph-rsid="000e2b83"/>
    </style:style>
    <style:style style:name="P85" style:family="paragraph" style:parent-style-name="Table_20_Contents">
      <style:text-properties officeooo:rsid="00147f96" officeooo:paragraph-rsid="00147f96"/>
    </style:style>
    <style:style style:name="P86" style:family="paragraph" style:parent-style-name="Table_20_Contents">
      <style:text-properties officeooo:rsid="0016448f" officeooo:paragraph-rsid="0016448f"/>
    </style:style>
    <style:style style:name="P87" style:family="paragraph" style:parent-style-name="Table_20_Contents">
      <style:text-properties officeooo:rsid="0017048c" officeooo:paragraph-rsid="0017048c"/>
    </style:style>
    <style:style style:name="P88" style:family="paragraph" style:parent-style-name="Table_20_Contents">
      <style:text-properties officeooo:rsid="0017d216" officeooo:paragraph-rsid="0017d216"/>
    </style:style>
    <style:style style:name="P89" style:family="paragraph" style:parent-style-name="Table_20_Contents">
      <style:text-properties officeooo:rsid="00199c2a" officeooo:paragraph-rsid="00199c2a"/>
    </style:style>
    <style:style style:name="P90" style:family="paragraph" style:parent-style-name="Table_20_Contents">
      <style:text-properties officeooo:rsid="001cb4e4" officeooo:paragraph-rsid="001cb4e4"/>
    </style:style>
    <style:style style:name="P91" style:family="paragraph" style:parent-style-name="Table_20_Contents">
      <style:text-properties officeooo:rsid="001cb4e4" officeooo:paragraph-rsid="0020cb81"/>
    </style:style>
    <style:style style:name="P92" style:family="paragraph" style:parent-style-name="Table_20_Contents">
      <style:text-properties officeooo:rsid="001cb4e4" officeooo:paragraph-rsid="002387b8"/>
    </style:style>
    <style:style style:name="P93" style:family="paragraph" style:parent-style-name="Table_20_Contents">
      <style:text-properties officeooo:rsid="001cb4e4" officeooo:paragraph-rsid="002853d2"/>
    </style:style>
    <style:style style:name="P94" style:family="paragraph" style:parent-style-name="Table_20_Contents">
      <style:text-properties officeooo:rsid="0020cb81" officeooo:paragraph-rsid="0020cb81"/>
    </style:style>
    <style:style style:name="P95" style:family="paragraph" style:parent-style-name="Table_20_Contents">
      <style:text-properties officeooo:rsid="00228f36" officeooo:paragraph-rsid="00228f36"/>
    </style:style>
    <style:style style:name="P96" style:family="paragraph" style:parent-style-name="Table_20_Contents">
      <style:text-properties officeooo:rsid="002853d2" officeooo:paragraph-rsid="002853d2"/>
    </style:style>
    <style:style style:name="P97" style:family="paragraph" style:parent-style-name="Table_20_Contents">
      <style:text-properties officeooo:rsid="002853d2" officeooo:paragraph-rsid="0029f067"/>
    </style:style>
    <style:style style:name="P98" style:family="paragraph" style:parent-style-name="Table_20_Contents">
      <style:text-properties officeooo:rsid="002d8ff9" officeooo:paragraph-rsid="002d8ff9"/>
    </style:style>
    <style:style style:name="P99" style:family="paragraph" style:parent-style-name="Table_20_Contents">
      <style:text-properties officeooo:rsid="002e697d" officeooo:paragraph-rsid="002e697d"/>
    </style:style>
    <style:style style:name="P100" style:family="paragraph" style:parent-style-name="Table_20_Contents">
      <loext:graphic-properties draw:fill="none"/>
      <style:paragraph-properties fo:margin-left="0in" fo:margin-right="0in" fo:text-indent="0in" style:auto-text-indent="false" fo:background-color="transparent" text:number-lines="false" text:line-number="0"/>
      <style:text-properties fo:font-weight="normal" officeooo:rsid="00228f36" officeooo:paragraph-rsid="00228f36" style:font-weight-asian="normal" style:font-weight-complex="normal"/>
    </style:style>
    <style:style style:name="P101" style:family="paragraph" style:parent-style-name="Table_20_Contents">
      <loext:graphic-properties draw:fill="none"/>
      <style:paragraph-properties fo:margin-left="0in" fo:margin-right="0in" fo:text-indent="0in" style:auto-text-indent="false" fo:background-color="transparent" text:number-lines="false" text:line-number="0"/>
      <style:text-properties fo:font-weight="normal" officeooo:rsid="00255d4b" officeooo:paragraph-rsid="002853d2" style:font-weight-asian="normal" style:font-weight-complex="normal"/>
    </style:style>
    <style:style style:name="P102" style:family="paragraph" style:parent-style-name="Table_20_Contents">
      <loext:graphic-properties draw:fill="none"/>
      <style:paragraph-properties fo:margin-left="0in" fo:margin-right="0in" fo:text-indent="0in" style:auto-text-indent="false" fo:background-color="transparent" text:number-lines="false" text:line-number="0"/>
      <style:text-properties fo:font-weight="normal" officeooo:rsid="00255d4b" officeooo:paragraph-rsid="0029f067" style:font-weight-asian="normal" style:font-weight-complex="normal"/>
    </style:style>
    <style:style style:name="P103" style:family="paragraph" style:parent-style-name="Table_20_Contents" style:list-style-name="L1">
      <loext:graphic-properties draw:fill="none"/>
      <style:paragraph-properties fo:margin-left="2.3118in" fo:margin-right="0in" fo:text-indent="-0.25in" style:auto-text-indent="false" fo:background-color="transparent" text:number-lines="false" text:line-number="0"/>
      <style:text-properties fo:font-weight="normal" officeooo:rsid="0008d203" officeooo:paragraph-rsid="0008d203" style:font-weight-asian="normal" style:font-weight-complex="normal"/>
    </style:style>
    <style:style style:name="P104" style:family="paragraph" style:parent-style-name="Table_20_Contents" style:list-style-name="L1">
      <loext:graphic-properties draw:fill="none"/>
      <style:paragraph-properties fo:margin-left="2.3118in" fo:margin-right="0in" fo:text-indent="-0.25in" style:auto-text-indent="false" fo:background-color="transparent" text:number-lines="false" text:line-number="0"/>
      <style:text-properties fo:font-weight="normal" officeooo:rsid="00228f36" officeooo:paragraph-rsid="00228f36" style:font-weight-asian="normal" style:font-weight-complex="normal"/>
    </style:style>
    <style:style style:name="P105" style:family="paragraph" style:parent-style-name="Table_20_Contents" style:list-style-name="L1">
      <loext:graphic-properties draw:fill="none"/>
      <style:paragraph-properties fo:margin-left="2.3118in" fo:margin-right="0in" fo:text-indent="-0.25in" style:auto-text-indent="false" fo:background-color="transparent" text:number-lines="false" text:line-number="0"/>
      <style:text-properties fo:font-weight="normal" officeooo:rsid="000a171f" officeooo:paragraph-rsid="00147f96" style:font-weight-asian="normal" style:font-weight-complex="normal"/>
    </style:style>
    <style:style style:name="P106" style:family="paragraph" style:parent-style-name="Table_20_Contents" style:list-style-name="L1">
      <loext:graphic-properties draw:fill="none"/>
      <style:paragraph-properties fo:margin-left="2.3118in" fo:margin-right="0in" fo:text-indent="-0.25in" style:auto-text-indent="false" fo:background-color="transparent" text:number-lines="false" text:line-number="0"/>
      <style:text-properties fo:font-weight="normal" officeooo:rsid="0010a454" officeooo:paragraph-rsid="0010a454" style:font-weight-asian="normal" style:font-weight-complex="normal"/>
    </style:style>
    <style:style style:name="P107" style:family="paragraph" style:parent-style-name="Table_20_Contents" style:list-style-name="L1">
      <loext:graphic-properties draw:fill="none"/>
      <style:paragraph-properties fo:margin-left="2.3118in" fo:margin-right="0in" fo:text-indent="-0.25in" style:auto-text-indent="false" fo:background-color="transparent" text:number-lines="false" text:line-number="0"/>
      <style:text-properties fo:font-weight="normal" officeooo:rsid="0017d216" officeooo:paragraph-rsid="0017d216" style:font-weight-asian="normal" style:font-weight-complex="normal"/>
    </style:style>
    <style:style style:name="P108" style:family="paragraph" style:parent-style-name="Table_20_Contents" style:list-style-name="L1">
      <loext:graphic-properties draw:fill="none"/>
      <style:paragraph-properties fo:margin-left="2.3118in" fo:margin-right="0in" fo:text-indent="-0.25in" style:auto-text-indent="false" fo:background-color="transparent" text:number-lines="false" text:line-number="0"/>
      <style:text-properties fo:font-weight="normal" officeooo:rsid="00199c2a" officeooo:paragraph-rsid="00199c2a" style:font-weight-asian="normal" style:font-weight-complex="normal"/>
    </style:style>
    <style:style style:name="P109" style:family="paragraph" style:parent-style-name="Table_20_Contents" style:list-style-name="L1">
      <loext:graphic-properties draw:fill="none"/>
      <style:paragraph-properties fo:margin-left="2.3118in" fo:margin-right="0in" fo:text-indent="-0.25in" style:auto-text-indent="false" fo:background-color="transparent" text:number-lines="false" text:line-number="0"/>
      <style:text-properties fo:font-weight="normal" officeooo:rsid="001cb4e4" officeooo:paragraph-rsid="001cb4e4" style:font-weight-asian="normal" style:font-weight-complex="normal"/>
    </style:style>
    <style:style style:name="P110" style:family="paragraph" style:parent-style-name="Table_20_Contents" style:list-style-name="L1">
      <loext:graphic-properties draw:fill="none"/>
      <style:paragraph-properties fo:margin-left="2.3118in" fo:margin-right="0in" fo:text-indent="-0.25in" style:auto-text-indent="false" fo:background-color="transparent" text:number-lines="false" text:line-number="0"/>
      <style:text-properties fo:font-weight="normal" officeooo:rsid="0020cb81" officeooo:paragraph-rsid="0020cb81" style:font-weight-asian="normal" style:font-weight-complex="normal"/>
    </style:style>
    <style:style style:name="P111" style:family="paragraph" style:parent-style-name="Table_20_Contents" style:list-style-name="L1">
      <loext:graphic-properties draw:fill="none"/>
      <style:paragraph-properties fo:margin-left="2.3118in" fo:margin-right="0in" fo:text-indent="-0.25in" style:auto-text-indent="false" fo:background-color="transparent" text:number-lines="false" text:line-number="0"/>
      <style:text-properties fo:font-weight="normal" officeooo:rsid="00255d4b" officeooo:paragraph-rsid="00255d4b" style:font-weight-asian="normal" style:font-weight-complex="normal"/>
    </style:style>
    <style:style style:name="P112" style:family="paragraph" style:parent-style-name="Table_20_Contents" style:list-style-name="L1">
      <loext:graphic-properties draw:fill="none"/>
      <style:paragraph-properties fo:margin-left="2.3118in" fo:margin-right="0in" fo:text-indent="-0.25in" style:auto-text-indent="false" fo:background-color="transparent" text:number-lines="false" text:line-number="0"/>
      <style:text-properties fo:font-weight="normal" officeooo:rsid="002853d2" officeooo:paragraph-rsid="002853d2" style:font-weight-asian="normal" style:font-weight-complex="normal"/>
    </style:style>
    <style:style style:name="P113" style:family="paragraph" style:parent-style-name="Table_20_Contents" style:list-style-name="L1">
      <loext:graphic-properties draw:fill="none"/>
      <style:paragraph-properties fo:margin-left="2.3118in" fo:margin-right="0in" fo:text-indent="-0.25in" style:auto-text-indent="false" fo:background-color="transparent" text:number-lines="false" text:line-number="0"/>
      <style:text-properties fo:font-weight="normal" officeooo:rsid="002b284c" officeooo:paragraph-rsid="0029f067" style:font-weight-asian="normal" style:font-weight-complex="normal"/>
    </style:style>
    <style:style style:name="P114" style:family="paragraph" style:parent-style-name="Table_20_Contents" style:list-style-name="L2">
      <loext:graphic-properties draw:fill="none"/>
      <style:paragraph-properties fo:margin-left="2.25in" fo:margin-right="0in" fo:text-indent="-0.25in" style:auto-text-indent="false" fo:background-color="transparent" text:number-lines="false" text:line-number="0"/>
      <style:text-properties fo:font-weight="normal" officeooo:rsid="0007dda7" officeooo:paragraph-rsid="0008d203" style:font-weight-asian="normal" style:font-weight-complex="normal"/>
    </style:style>
    <style:style style:name="P115" style:family="paragraph" style:parent-style-name="Table_20_Contents" style:list-style-name="L2">
      <loext:graphic-properties draw:fill="none"/>
      <style:paragraph-properties fo:margin-left="2.25in" fo:margin-right="0in" fo:text-indent="-0.25in" style:auto-text-indent="false" fo:background-color="transparent" text:number-lines="false" text:line-number="0"/>
      <style:text-properties officeooo:rsid="0008d203" officeooo:paragraph-rsid="0008d203"/>
    </style:style>
    <style:style style:name="P116" style:family="paragraph" style:parent-style-name="Table_20_Contents" style:list-style-name="L2">
      <loext:graphic-properties draw:fill="none"/>
      <style:paragraph-properties fo:margin-left="2.25in" fo:margin-right="0in" fo:text-indent="-0.25in" style:auto-text-indent="false" fo:background-color="transparent" text:number-lines="false" text:line-number="0"/>
      <style:text-properties officeooo:paragraph-rsid="0008d203"/>
    </style:style>
    <style:style style:name="P117" style:family="paragraph" style:parent-style-name="Table_20_Contents" style:list-style-name="L3">
      <loext:graphic-properties draw:fill="none"/>
      <style:paragraph-properties fo:margin-left="2.3752in" fo:margin-right="0in" fo:text-indent="-0.25in" style:auto-text-indent="false" fo:background-color="transparent" text:number-lines="false" text:line-number="0"/>
      <style:text-properties fo:font-weight="normal" officeooo:rsid="00228f36" officeooo:paragraph-rsid="00228f36" style:font-weight-asian="normal" style:font-weight-complex="normal"/>
    </style:style>
    <style:style style:name="P118" style:family="paragraph" style:parent-style-name="Table_20_Contents" style:list-style-name="L3">
      <loext:graphic-properties draw:fill="none"/>
      <style:paragraph-properties fo:margin-left="2.3752in" fo:margin-right="0in" fo:text-indent="-0.25in" style:auto-text-indent="false" fo:background-color="transparent" text:number-lines="false" text:line-number="0"/>
      <style:text-properties fo:font-weight="normal" officeooo:rsid="000e2b83" officeooo:paragraph-rsid="000ef2b6" style:font-weight-asian="normal" style:font-weight-complex="normal"/>
    </style:style>
    <style:style style:name="P119" style:family="paragraph" style:parent-style-name="Table_20_Contents" style:list-style-name="L4">
      <loext:graphic-properties draw:fill="none"/>
      <style:paragraph-properties fo:margin-left="2.3752in" fo:margin-right="0in" fo:text-indent="-0.25in" style:auto-text-indent="false" fo:background-color="transparent" text:number-lines="false" text:line-number="0"/>
      <style:text-properties fo:font-weight="normal" officeooo:rsid="002cb0d7" officeooo:paragraph-rsid="002cb0d7" style:font-weight-asian="normal" style:font-weight-complex="normal"/>
    </style:style>
    <style:style style:name="P120" style:family="paragraph" style:parent-style-name="Table_20_Contents" style:list-style-name="L6">
      <loext:graphic-properties draw:fill="none"/>
      <style:paragraph-properties fo:margin-left="2.3752in" fo:margin-right="0in" fo:text-indent="-0.25in" style:auto-text-indent="false" fo:background-color="transparent" text:number-lines="false" text:line-number="0"/>
      <style:text-properties fo:font-weight="normal" officeooo:rsid="0010a454" officeooo:paragraph-rsid="0010a454" style:font-weight-asian="normal" style:font-weight-complex="normal"/>
    </style:style>
    <style:style style:name="P121" style:family="paragraph" style:parent-style-name="Table_20_Contents" style:list-style-name="L8">
      <loext:graphic-properties draw:fill="none"/>
      <style:paragraph-properties fo:margin-left="2.3752in" fo:margin-right="0in" fo:text-indent="-0.25in" style:auto-text-indent="false" fo:background-color="transparent" text:number-lines="false" text:line-number="0"/>
      <style:text-properties fo:font-weight="normal" officeooo:rsid="0017d216" officeooo:paragraph-rsid="0017d216" style:font-weight-asian="normal" style:font-weight-complex="normal"/>
    </style:style>
    <style:style style:name="P122" style:family="paragraph" style:parent-style-name="Table_20_Contents" style:list-style-name="L11">
      <loext:graphic-properties draw:fill="none"/>
      <style:paragraph-properties fo:margin-left="2.3752in" fo:margin-right="0in" fo:text-indent="-0.25in" style:auto-text-indent="false" fo:background-color="transparent" text:number-lines="false" text:line-number="0"/>
      <style:text-properties fo:font-weight="normal" officeooo:rsid="001cb4e4" officeooo:paragraph-rsid="001cb4e4" style:font-weight-asian="normal" style:font-weight-complex="normal"/>
    </style:style>
    <style:style style:name="P123" style:family="paragraph" style:parent-style-name="Table_20_Contents" style:list-style-name="L13">
      <loext:graphic-properties draw:fill="none"/>
      <style:paragraph-properties fo:margin-left="2.3752in" fo:margin-right="0in" fo:text-indent="-0.25in" style:auto-text-indent="false" fo:background-color="transparent" text:number-lines="false" text:line-number="0"/>
      <style:text-properties fo:font-weight="normal" officeooo:rsid="0020cb81" officeooo:paragraph-rsid="0020cb81" style:font-weight-asian="normal" style:font-weight-complex="normal"/>
    </style:style>
    <style:style style:name="P124" style:family="paragraph" style:parent-style-name="Table_20_Contents" style:list-style-name="L15">
      <loext:graphic-properties draw:fill="none"/>
      <style:paragraph-properties fo:margin-left="2.3752in" fo:margin-right="0in" fo:text-indent="-0.25in" style:auto-text-indent="false" fo:background-color="transparent" text:number-lines="false" text:line-number="0"/>
      <style:text-properties fo:font-weight="normal" officeooo:rsid="00255d4b" officeooo:paragraph-rsid="00255d4b" style:font-weight-asian="normal" style:font-weight-complex="normal"/>
    </style:style>
    <style:style style:name="P125" style:family="paragraph" style:parent-style-name="Table_20_Contents" style:list-style-name="L17">
      <loext:graphic-properties draw:fill="none"/>
      <style:paragraph-properties fo:margin-left="2.3752in" fo:margin-right="0in" fo:text-indent="-0.25in" style:auto-text-indent="false" fo:background-color="transparent" text:number-lines="false" text:line-number="0"/>
      <style:text-properties fo:font-weight="normal" officeooo:rsid="002853d2" officeooo:paragraph-rsid="002853d2" style:font-weight-asian="normal" style:font-weight-complex="normal"/>
    </style:style>
    <style:style style:name="P126" style:family="paragraph" style:parent-style-name="Table_20_Contents" style:list-style-name="L19">
      <loext:graphic-properties draw:fill="none"/>
      <style:paragraph-properties fo:margin-left="2.3752in" fo:margin-right="0in" fo:text-indent="-0.25in" style:auto-text-indent="false" fo:background-color="transparent" text:number-lines="false" text:line-number="0"/>
      <style:text-properties fo:font-weight="normal" officeooo:rsid="0029f067" officeooo:paragraph-rsid="0029f067" style:font-weight-asian="normal" style:font-weight-complex="normal"/>
    </style:style>
    <style:style style:name="P127" style:family="paragraph" style:parent-style-name="Table_20_Contents" style:list-style-name="L19">
      <loext:graphic-properties draw:fill="none"/>
      <style:paragraph-properties fo:margin-left="2.3752in" fo:margin-right="0in" fo:text-indent="-0.25in" style:auto-text-indent="false" fo:background-color="transparent" text:number-lines="false" text:line-number="0"/>
      <style:text-properties fo:font-weight="normal" officeooo:rsid="002b284c" officeooo:paragraph-rsid="002b284c" style:font-weight-asian="normal" style:font-weight-complex="normal"/>
    </style:style>
    <style:style style:name="P128" style:family="paragraph" style:parent-style-name="Table_20_Contents" style:list-style-name="L4">
      <loext:graphic-properties draw:fill="none"/>
      <style:paragraph-properties fo:margin-left="2.3752in" fo:margin-right="0in" fo:text-indent="-0.25in" style:auto-text-indent="false" fo:background-color="transparent" text:number-lines="false" text:line-number="0"/>
      <style:text-properties officeooo:rsid="000a171f" officeooo:paragraph-rsid="00147f96"/>
    </style:style>
    <style:style style:name="P129" style:family="paragraph" style:parent-style-name="Table_20_Contents" style:list-style-name="L9">
      <loext:graphic-properties draw:fill="none"/>
      <style:paragraph-properties fo:margin-left="2.3752in" fo:margin-right="0in" fo:text-indent="-0.25in" style:auto-text-indent="false" fo:background-color="transparent" text:number-lines="false" text:line-number="0"/>
      <style:text-properties officeooo:rsid="00199c2a" officeooo:paragraph-rsid="00199c2a"/>
    </style:style>
    <style:style style:name="P130" style:family="paragraph" style:parent-style-name="Table_20_Contents" style:list-style-name="L9">
      <loext:graphic-properties draw:fill="none"/>
      <style:paragraph-properties fo:margin-left="2.3752in" fo:margin-right="0in" fo:text-indent="-0.25in" style:auto-text-indent="false" fo:background-color="transparent" text:number-lines="false" text:line-number="0"/>
      <style:text-properties officeooo:rsid="0017d216" officeooo:paragraph-rsid="00199c2a"/>
    </style:style>
    <style:style style:name="P131" style:family="paragraph" style:parent-style-name="Table_20_Contents" style:list-style-name="L5">
      <loext:graphic-properties draw:fill="none"/>
      <style:paragraph-properties fo:margin-left="2.8118in" fo:margin-right="0in" fo:text-indent="-0.25in" style:auto-text-indent="false" fo:background-color="transparent" text:number-lines="false" text:line-number="0"/>
      <style:text-properties fo:font-weight="normal" officeooo:rsid="000b4101" officeooo:paragraph-rsid="00147f96" style:font-weight-asian="normal" style:font-weight-complex="normal"/>
    </style:style>
    <style:style style:name="P132" style:family="paragraph" style:parent-style-name="Table_20_Contents" style:list-style-name="L7">
      <loext:graphic-properties draw:fill="none"/>
      <style:paragraph-properties fo:margin-left="2.8118in" fo:margin-right="0in" fo:text-indent="-0.25in" style:auto-text-indent="false" fo:background-color="transparent" text:number-lines="false" text:line-number="0"/>
      <style:text-properties fo:font-weight="normal" officeooo:rsid="000b4101" officeooo:paragraph-rsid="000b4101" style:font-weight-asian="normal" style:font-weight-complex="normal"/>
    </style:style>
    <style:style style:name="P133" style:family="paragraph" style:parent-style-name="Table_20_Contents" style:list-style-name="L12">
      <loext:graphic-properties draw:fill="none"/>
      <style:paragraph-properties fo:margin-left="2.8118in" fo:margin-right="0in" fo:text-indent="-0.25in" style:auto-text-indent="false" fo:background-color="transparent" text:number-lines="false" text:line-number="0"/>
      <style:text-properties fo:font-weight="normal" officeooo:rsid="001cb4e4" officeooo:paragraph-rsid="001cb4e4" style:font-weight-asian="normal" style:font-weight-complex="normal"/>
    </style:style>
    <style:style style:name="P134" style:family="paragraph" style:parent-style-name="Table_20_Contents" style:list-style-name="L14">
      <loext:graphic-properties draw:fill="none"/>
      <style:paragraph-properties fo:margin-left="2.8118in" fo:margin-right="0in" fo:text-indent="-0.25in" style:auto-text-indent="false" fo:background-color="transparent" text:number-lines="false" text:line-number="0"/>
      <style:text-properties fo:font-weight="normal" officeooo:rsid="00255d4b" officeooo:paragraph-rsid="00255d4b" style:font-weight-asian="normal" style:font-weight-complex="normal"/>
    </style:style>
    <style:style style:name="P135" style:family="paragraph" style:parent-style-name="Table_20_Contents" style:list-style-name="L16">
      <loext:graphic-properties draw:fill="none"/>
      <style:paragraph-properties fo:margin-left="2.8118in" fo:margin-right="0in" fo:text-indent="-0.25in" style:auto-text-indent="false" fo:background-color="transparent" text:number-lines="false" text:line-number="0"/>
      <style:text-properties fo:font-weight="normal" officeooo:rsid="00255d4b" officeooo:paragraph-rsid="00255d4b" style:font-weight-asian="normal" style:font-weight-complex="normal"/>
    </style:style>
    <style:style style:name="P136" style:family="paragraph" style:parent-style-name="Table_20_Contents" style:list-style-name="L18">
      <loext:graphic-properties draw:fill="none"/>
      <style:paragraph-properties fo:margin-left="2.8118in" fo:margin-right="0in" fo:text-indent="-0.25in" style:auto-text-indent="false" fo:background-color="transparent" text:number-lines="false" text:line-number="0"/>
      <style:text-properties fo:font-weight="normal" officeooo:rsid="002853d2" officeooo:paragraph-rsid="002853d2" style:font-weight-asian="normal" style:font-weight-complex="normal"/>
    </style:style>
    <style:style style:name="P137" style:family="paragraph" style:parent-style-name="Table_20_Contents" style:list-style-name="L20">
      <loext:graphic-properties draw:fill="none"/>
      <style:paragraph-properties fo:margin-left="2.8118in" fo:margin-right="0in" fo:text-indent="-0.25in" style:auto-text-indent="false" fo:background-color="transparent" text:number-lines="false" text:line-number="0"/>
      <style:text-properties fo:font-weight="normal" officeooo:rsid="002853d2" officeooo:paragraph-rsid="0029f067" style:font-weight-asian="normal" style:font-weight-complex="normal"/>
    </style:style>
    <style:style style:name="P138" style:family="paragraph" style:parent-style-name="Table_20_Contents" style:list-style-name="L20">
      <loext:graphic-properties draw:fill="none"/>
      <style:paragraph-properties fo:margin-left="2.8118in" fo:margin-right="0in" fo:text-indent="-0.25in" style:auto-text-indent="false" fo:background-color="transparent" text:number-lines="false" text:line-number="0"/>
      <style:text-properties fo:font-weight="normal" officeooo:rsid="0029f067" officeooo:paragraph-rsid="0029f067" style:font-weight-asian="normal" style:font-weight-complex="normal"/>
    </style:style>
    <style:style style:name="P139" style:family="paragraph" style:parent-style-name="Table_20_Contents" style:list-style-name="L10">
      <loext:graphic-properties draw:fill="none"/>
      <style:paragraph-properties fo:margin-left="2.75in" fo:margin-right="0in" fo:text-indent="-0.25in" style:auto-text-indent="false" fo:background-color="transparent" text:number-lines="false" text:line-number="0"/>
      <style:text-properties fo:font-weight="normal" officeooo:rsid="0019fac6" officeooo:paragraph-rsid="0019fac6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7dda7" style:font-weight-asian="normal" style:font-weight-complex="normal"/>
    </style:style>
    <style:style style:name="T3" style:family="text">
      <style:text-properties fo:font-weight="normal" officeooo:rsid="0008d203" style:font-weight-asian="normal" style:font-weight-complex="normal"/>
    </style:style>
    <style:style style:name="T4" style:family="text">
      <style:text-properties fo:font-weight="normal" officeooo:rsid="00147f96" style:font-weight-asian="normal" style:font-weight-complex="normal"/>
    </style:style>
    <style:style style:name="T5" style:family="text">
      <style:text-properties fo:font-weight="normal" officeooo:rsid="00199c2a" style:font-weight-asian="normal" style:font-weight-complex="normal"/>
    </style:style>
    <style:style style:name="T6" style:family="text">
      <style:text-properties fo:font-weight="normal" officeooo:rsid="0019fac6" style:font-weight-asian="normal" style:font-weight-complex="normal"/>
    </style:style>
    <style:style style:name="T7" style:family="text">
      <style:text-properties fo:font-weight="normal" officeooo:rsid="001b88e9" style:font-weight-asian="normal" style:font-weight-complex="normal"/>
    </style:style>
    <style:style style:name="T8" style:family="text">
      <style:text-properties officeooo:rsid="000a171f"/>
    </style:style>
    <style:style style:name="T9" style:family="text">
      <style:text-properties officeooo:rsid="000b4101"/>
    </style:style>
    <style:style style:name="T10" style:family="text">
      <style:text-properties officeooo:rsid="000e2b83"/>
    </style:style>
    <style:style style:name="T11" style:family="text">
      <style:text-properties officeooo:rsid="0010a454"/>
    </style:style>
    <style:style style:name="T12" style:family="text">
      <style:text-properties officeooo:rsid="00147f96"/>
    </style:style>
    <style:style style:name="T13" style:family="text">
      <style:text-properties officeooo:rsid="00154c6c"/>
    </style:style>
    <style:style style:name="T14" style:family="text">
      <style:text-properties officeooo:rsid="0017d216"/>
    </style:style>
    <style:style style:name="T15" style:family="text">
      <style:text-properties officeooo:rsid="0017eb56"/>
    </style:style>
    <style:style style:name="T16" style:family="text">
      <style:text-properties officeooo:rsid="00199c2a"/>
    </style:style>
    <style:style style:name="T17" style:family="text">
      <style:text-properties officeooo:rsid="001cb4e4"/>
    </style:style>
    <style:style style:name="T18" style:family="text">
      <style:text-properties officeooo:rsid="001d4d27"/>
    </style:style>
    <style:style style:name="T19" style:family="text">
      <style:text-properties officeooo:rsid="001f1cb1"/>
    </style:style>
    <style:style style:name="T20" style:family="text">
      <style:text-properties officeooo:rsid="0020cb81"/>
    </style:style>
    <style:style style:name="T21" style:family="text">
      <style:text-properties fo:language="de" fo:country="DE"/>
    </style:style>
    <style:style style:name="T22" style:family="text">
      <style:text-properties officeooo:rsid="00229f55"/>
    </style:style>
    <style:style style:name="T23" style:family="text">
      <style:text-properties officeooo:rsid="002387b8"/>
    </style:style>
    <style:style style:name="T24" style:family="text">
      <style:text-properties officeooo:rsid="00255d4b"/>
    </style:style>
    <style:style style:name="T25" style:family="text">
      <style:text-properties officeooo:rsid="002863f7"/>
    </style:style>
    <style:style style:name="T26" style:family="text">
      <style:text-properties officeooo:rsid="0029f067"/>
    </style:style>
    <style:style style:name="T27" style:family="text">
      <style:text-properties officeooo:rsid="002fe16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in" fo:text-indent="-0.25in" fo:margin-left="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25in" fo:text-indent="-0.25in" fo:margin-left="5.2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in" fo:text-indent="-0.25in" fo:margin-left="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25in" fo:text-indent="-0.25in" fo:margin-left="5.2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in" fo:text-indent="-0.25in" fo:margin-left="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25in" fo:text-indent="-0.25in" fo:margin-left="5.2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in" fo:text-indent="-0.25in" fo:margin-left="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25in" fo:text-indent="-0.25in" fo:margin-left="5.2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in" fo:text-indent="-0.25in" fo:margin-left="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25in" fo:text-indent="-0.25in" fo:margin-left="5.2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table:number-columns-spanned="3" office:value-type="string">
            <text:p text:style-name="P29">Arbeitspaket</text:p>
          </table:table-cell>
          <table:covered-table-cell/>
          <table:covered-table-cell/>
          <table:table-cell table:style-name="Table1.D1" table:number-columns-spanned="3" office:value-type="string">
            <text:p text:style-name="P29">Datum:</text:p>
            <text:p text:style-name="P18">23.03.2017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29">AP-Nr.:</text:p>
            <text:p text:style-name="P18">01</text:p>
          </table:table-cell>
          <table:table-cell table:style-name="Table1.A2" table:number-columns-spanned="2" office:value-type="string">
            <text:p text:style-name="P29">AP-Bezeichnung:</text:p>
            <text:p text:style-name="P18">Anforderungen festlegen</text:p>
          </table:table-cell>
          <table:covered-table-cell/>
          <table:table-cell table:style-name="Table1.D2" table:number-columns-spanned="3" office:value-type="string">
            <text:p text:style-name="P29">AP-Leiter:</text:p>
            <text:p text:style-name="P18">Richard Vladimirskij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29">Projektnr.:</text:p>
            <text:p text:style-name="P18">01</text:p>
          </table:table-cell>
          <table:table-cell table:style-name="Table1.A2" table:number-columns-spanned="2" office:value-type="string">
            <text:p text:style-name="P29">Projektbezeichnung:</text:p>
            <text:p text:style-name="P18">Wikimania (Spiel)</text:p>
          </table:table-cell>
          <table:covered-table-cell/>
          <table:table-cell table:style-name="Table1.D2" table:number-columns-spanned="3" office:value-type="string">
            <text:p text:style-name="P29">Projektleiter:</text:p>
            <text:p text:style-name="P18">Richard Vladimirskij</text:p>
          </table:table-cell>
          <table:covered-table-cell/>
          <table:covered-table-cell/>
        </table:table-row>
        <table:table-row>
          <table:table-cell table:style-name="Table1.D2" table:number-columns-spanned="6" office:value-type="string">
            <text:p text:style-name="P29">Ziele/Ergebnisse:</text:p>
            <text:list xml:id="list7364538954779650976" text:style-name="L1">
              <text:list-item>
                <text:p text:style-name="P103">Zustimmung der Anforderungserhebung vom Kunden</text:p>
              </text:list-item>
            </text:list>
            <text:p text:style-name="P18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D2" table:number-columns-spanned="6" office:value-type="string">
            <text:p text:style-name="P37">Durchführung/Aufgaben:</text:p>
            <text:list xml:id="list525077158161007097" text:style-name="L2">
              <text:list-item>
                <text:p text:style-name="P114">Erhebung der Anforderungen für das Projekt</text:p>
              </text:list-item>
              <text:list-item>
                <text:p text:style-name="P115"><text:span text:style-name="T2">K</text:span><text:span text:style-name="T1">onzept für ein Spiel erstellen inklusive Regeln, theoretischer Spielverlauf und Scoring-System.</text:span></text:p>
              </text:list-item>
              <text:list-item>
                <text:p text:style-name="P116"><text:span text:style-name="T2">Zusammenfassung de</text:span><text:span text:style-name="T3">s Konzepts</text:span><text:span text:style-name="T2"> und </text:span><text:span text:style-name="T3">Zusage vom Kunden einholen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D2" table:number-columns-spanned="6" office:value-type="string">
            <text:p text:style-name="P29">Vorraussetzungen/Zulieferungen: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2" office:value-type="string">
            <text:p text:style-name="P29">Bearbeiter/in:</text:p>
            <text:p text:style-name="P63">Minh Le</text:p>
            <text:p text:style-name="P63">Nicolas Pilch</text:p>
            <text:p text:style-name="P63">Stefan Wistuba</text:p>
            <text:p text:style-name="P63">Richard Vladimirskij</text:p>
          </table:table-cell>
          <table:covered-table-cell/>
          <table:table-cell table:style-name="Table1.A2" table:number-columns-spanned="2" office:value-type="string">
            <text:p text:style-name="P29">Aufwand:</text:p>
            <text:p text:style-name="P41">1 PS</text:p>
            <text:p text:style-name="P41">1 PS</text:p>
            <text:p text:style-name="P41">1 PS</text:p>
            <text:p text:style-name="P41">1 PS</text:p>
          </table:table-cell>
          <table:covered-table-cell/>
          <table:table-cell table:style-name="Table1.A2" office:value-type="string">
            <text:p text:style-name="P29">PE:</text:p>
            <text:p text:style-name="P41">100%</text:p>
            <text:p text:style-name="P41">100%</text:p>
            <text:p text:style-name="P41">100%</text:p>
            <text:p text:style-name="P41">100%</text:p>
          </table:table-cell>
          <table:table-cell table:style-name="Table1.D2" office:value-type="string">
            <text:p text:style-name="P29">Dauer:</text:p>
            <text:p text:style-name="P41">1 PS</text:p>
            <text:p text:style-name="P41">1 PS</text:p>
            <text:p text:style-name="P41">1 PS</text:p>
            <text:p text:style-name="P41">1 PS</text:p>
          </table:table-cell>
        </table:table-row>
        <table:table-row>
          <table:table-cell table:style-name="Table1.A2" table:number-columns-spanned="2" office:value-type="string">
            <text:p text:style-name="P29"/>
          </table:table-cell>
          <table:covered-table-cell/>
          <table:table-cell table:style-name="Table1.A2" table:number-columns-spanned="2" office:value-type="string">
            <text:p text:style-name="P41">4 PS</text:p>
          </table:table-cell>
          <table:covered-table-cell/>
          <table:table-cell table:style-name="Table1.A2" office:value-type="string">
            <text:p text:style-name="P29"/>
          </table:table-cell>
          <table:table-cell table:style-name="Table1.D2" office:value-type="string">
            <text:p text:style-name="P41">4 PS</text:p>
          </table:table-cell>
        </table:table-row>
      </table:table>
      <text:p text:style-name="Standard"/>
      <text:p text:style-name="P14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>
          <table:table-cell table:style-name="Table3.A1" table:number-columns-spanned="3" office:value-type="string">
            <text:p text:style-name="P31">Arbeitspaket</text:p>
          </table:table-cell>
          <table:covered-table-cell/>
          <table:covered-table-cell/>
          <table:table-cell table:style-name="Table3.D1" table:number-columns-spanned="3" office:value-type="string">
            <text:p text:style-name="P31">Datum:</text:p>
            <text:p text:style-name="P20">23.03.2017</text:p>
          </table:table-cell>
          <table:covered-table-cell/>
          <table:covered-table-cell/>
        </table:table-row>
        <table:table-row>
          <table:table-cell table:style-name="Table3.A2" office:value-type="string">
            <text:p text:style-name="P31">AP-Nr.:</text:p>
            <text:p text:style-name="P20">0<text:span text:style-name="T10">2</text:span></text:p>
          </table:table-cell>
          <table:table-cell table:style-name="Table3.A2" table:number-columns-spanned="2" office:value-type="string">
            <text:p text:style-name="P31">AP-Bezeichnung:</text:p>
            <text:p text:style-name="P95">Projektplanung</text:p>
          </table:table-cell>
          <table:covered-table-cell/>
          <table:table-cell table:style-name="Table3.D2" table:number-columns-spanned="3" office:value-type="string">
            <text:p text:style-name="P31">AP-Leiter:</text:p>
            <text:p text:style-name="P84">Richard Vladimirskij</text:p>
          </table:table-cell>
          <table:covered-table-cell/>
          <table:covered-table-cell/>
        </table:table-row>
        <table:table-row>
          <table:table-cell table:style-name="Table3.A2" office:value-type="string">
            <text:p text:style-name="P31">Projektnr.:</text:p>
            <text:p text:style-name="P20">01</text:p>
          </table:table-cell>
          <table:table-cell table:style-name="Table3.A2" table:number-columns-spanned="2" office:value-type="string">
            <text:p text:style-name="P31">Projektbezeichnung:</text:p>
            <text:p text:style-name="P20">Wikimania (Spiel)</text:p>
          </table:table-cell>
          <table:covered-table-cell/>
          <table:table-cell table:style-name="Table3.D2" table:number-columns-spanned="3" office:value-type="string">
            <text:p text:style-name="P31">Projektleiter:</text:p>
            <text:p text:style-name="P20">Richard Vladimirskij</text:p>
          </table:table-cell>
          <table:covered-table-cell/>
          <table:covered-table-cell/>
        </table:table-row>
        <table:table-row>
          <table:table-cell table:style-name="Table3.D2" table:number-columns-spanned="6" office:value-type="string">
            <text:p text:style-name="P31">Ziele/Ergebnisse:</text:p>
            <text:list xml:id="list15639660295039" text:continue-list="list7364538954779650976" text:style-name="L1">
              <text:list-item>
                <text:p text:style-name="P104">Rollen sind definiert und verteilt</text:p>
              </text:list-item>
              <text:list-item>
                <text:p text:style-name="P104">Beschriebene APs</text:p>
              </text:list-item>
              <text:list-item>
                <text:p text:style-name="P104">Critical Path steht fest</text:p>
              </text:list-item>
            </text:list>
            <text:p text:style-name="P100"/>
            <text:p text:style-name="P20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D2" table:number-columns-spanned="6" office:value-type="string">
            <text:p text:style-name="P31">Durchführung/Aufgaben:</text:p>
            <text:list xml:id="list5606547949649331258" text:style-name="L3">
              <text:list-item>
                <text:p text:style-name="P117">Rollen definieren und verteilen</text:p>
              </text:list-item>
              <text:list-item>
                <text:p text:style-name="P117">Arbeitspakete erstellen </text:p>
              </text:list-item>
              <text:list-item>
                <text:p text:style-name="P117">Critical Path basierend auf <text:span text:style-name="T21">APs </text:span></text:p>
                <text:p text:style-name="P118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D2" table:number-columns-spanned="6" office:value-type="string">
            <text:p text:style-name="P31">Vorraussetzungen/Zulieferungen: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2" table:number-columns-spanned="2" office:value-type="string">
            <text:p text:style-name="P31">Bearbeiter/in:</text:p>
            <text:p text:style-name="P64">Richard Vladimirskij</text:p>
          </table:table-cell>
          <table:covered-table-cell/>
          <table:table-cell table:style-name="Table3.A2" table:number-columns-spanned="2" office:value-type="string">
            <text:p text:style-name="P31">Aufwand:</text:p>
            <text:p text:style-name="P43"><text:span text:style-name="T22">6 </text:span>PS</text:p>
          </table:table-cell>
          <table:covered-table-cell/>
          <table:table-cell table:style-name="Table3.A2" office:value-type="string">
            <text:p text:style-name="P31">PE:</text:p>
            <text:p text:style-name="P43">100%</text:p>
          </table:table-cell>
          <table:table-cell table:style-name="Table3.D2" office:value-type="string">
            <text:p text:style-name="P31">Dauer:</text:p>
            <text:p text:style-name="P43"><text:span text:style-name="T22">6</text:span> PS</text:p>
          </table:table-cell>
        </table:table-row>
        <table:table-row>
          <table:table-cell table:style-name="Table3.A2" table:number-columns-spanned="2" office:value-type="string">
            <text:p text:style-name="P31"/>
          </table:table-cell>
          <table:covered-table-cell/>
          <table:table-cell table:style-name="Table3.A2" table:number-columns-spanned="2" office:value-type="string">
            <text:p text:style-name="P43"><text:span text:style-name="T22">6</text:span> PS</text:p>
          </table:table-cell>
          <table:covered-table-cell/>
          <table:table-cell table:style-name="Table3.A2" office:value-type="string">
            <text:p text:style-name="P31"/>
          </table:table-cell>
          <table:table-cell table:style-name="Table3.D2" office:value-type="string">
            <text:p text:style-name="P43"><text:span text:style-name="T22">6</text:span> PS</text:p>
          </table:table-cell>
        </table:table-row>
      </table:table>
      <text:p text:style-name="P2"/>
      <text:p text:style-name="P10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>
          <table:table-cell table:style-name="Table4.A1" table:number-columns-spanned="3" office:value-type="string">
            <text:p text:style-name="P32">Arbeitspaket</text:p>
          </table:table-cell>
          <table:covered-table-cell/>
          <table:covered-table-cell/>
          <table:table-cell table:style-name="Table4.D1" table:number-columns-spanned="3" office:value-type="string">
            <text:p text:style-name="P32">Datum:</text:p>
            <text:p text:style-name="P21">23.03.2017</text:p>
          </table:table-cell>
          <table:covered-table-cell/>
          <table:covered-table-cell/>
        </table:table-row>
        <table:table-row>
          <table:table-cell table:style-name="Table4.A2" office:value-type="string">
            <text:p text:style-name="P32">AP-Nr.:</text:p>
            <text:p text:style-name="P21">0<text:span text:style-name="T13">3</text:span></text:p>
          </table:table-cell>
          <table:table-cell table:style-name="Table4.A2" table:number-columns-spanned="2" office:value-type="string">
            <text:p text:style-name="P32">AP-Bezeichnung:</text:p>
            <text:p text:style-name="P85">Machbarkeitsanalyse</text:p>
          </table:table-cell>
          <table:covered-table-cell/>
          <table:table-cell table:style-name="Table4.D2" table:number-columns-spanned="3" office:value-type="string">
            <text:p text:style-name="P32">AP-Leiter:</text:p>
            <text:p text:style-name="P87">Nicolas Pilch</text:p>
          </table:table-cell>
          <table:covered-table-cell/>
          <table:covered-table-cell/>
        </table:table-row>
        <table:table-row>
          <table:table-cell table:style-name="Table4.A2" office:value-type="string">
            <text:p text:style-name="P32">Projektnr.:</text:p>
            <text:p text:style-name="P21">01</text:p>
          </table:table-cell>
          <table:table-cell table:style-name="Table4.A2" table:number-columns-spanned="2" office:value-type="string">
            <text:p text:style-name="P32">Projektbezeichnung:</text:p>
            <text:p text:style-name="P21">Wikimania (Spiel)</text:p>
          </table:table-cell>
          <table:covered-table-cell/>
          <table:table-cell table:style-name="Table4.D2" table:number-columns-spanned="3" office:value-type="string">
            <text:p text:style-name="P32">Projektleiter:</text:p>
            <text:p text:style-name="P21">Richard Vladimirskij</text:p>
          </table:table-cell>
          <table:covered-table-cell/>
          <table:covered-table-cell/>
        </table:table-row>
        <table:table-row>
          <table:table-cell table:style-name="Table4.D2" table:number-columns-spanned="6" office:value-type="string">
            <text:p text:style-name="P32">Ziele/Ergebnisse:</text:p>
            <text:list xml:id="list15638999882500" text:continue-list="list15639660295039" text:style-name="L1">
              <text:list-item>
                <text:p text:style-name="P105">Den Inhalt eines Wikipedia-Artikels isoliert und als HTML-Wrapped darzustellen mittels Console Log.</text:p>
              </text:list-item>
            </text:list>
            <text:p text:style-name="P21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D2" table:number-columns-spanned="6" office:value-type="string">
            <text:p text:style-name="P32">Durchführung/Aufgaben:</text:p>
            <text:list xml:id="list2473870369672276727" text:style-name="L4">
              <text:list-item>
                <text:p text:style-name="P128"><text:span text:style-name="T2">M</text:span><text:span text:style-name="T1">ittels GET/POST Request eine Wikipedia-Seite programmatisch aufzurufen.</text:span></text:p>
              </text:list-item>
              <text:list-item>
                <text:p text:style-name="P128"><text:span text:style-name="T3">D</text:span><text:span text:style-name="T1">as Resultat zu </text:span><text:span text:style-name="T4">p</text:span><text:span text:style-name="T1">arsen, so dass nur der “Content”-Anteil des Artikels als Resultat ausgegeben wird.</text:span></text:p>
              </text:list-item>
              <text:list-item>
                <text:p text:style-name="P119">Realisierung des Parsens mittels AngularJS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D2" table:number-columns-spanned="6" office:value-type="string">
            <text:p text:style-name="P32">Vorraussetzungen/Zulieferungen:</text:p>
            <text:list xml:id="list6683315801414465058" text:style-name="L5">
              <text:list-item>
                <text:p text:style-name="P131">Spielkonzept wurde vom Kunden zugestimmt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2" table:number-columns-spanned="2" office:value-type="string">
            <text:p text:style-name="P32">Bearbeiter/in:</text:p>
            <text:p text:style-name="P65">Nicolas Pilch</text:p>
            <text:p text:style-name="P65">Richard Vladimirskij</text:p>
          </table:table-cell>
          <table:covered-table-cell/>
          <table:table-cell table:style-name="Table4.A2" table:number-columns-spanned="2" office:value-type="string">
            <text:p text:style-name="P32">Aufwand:</text:p>
            <text:p text:style-name="P44"><text:span text:style-name="T8">4 </text:span>PS</text:p>
            <text:p text:style-name="P44"><text:span text:style-name="T8">4</text:span> PS</text:p>
          </table:table-cell>
          <table:covered-table-cell/>
          <table:table-cell table:style-name="Table4.A2" office:value-type="string">
            <text:p text:style-name="P32">PE:</text:p>
            <text:p text:style-name="P44">100%</text:p>
            <text:p text:style-name="P44"><text:span text:style-name="T8">50</text:span>%</text:p>
          </table:table-cell>
          <table:table-cell table:style-name="Table4.D2" office:value-type="string">
            <text:p text:style-name="P32">Dauer:</text:p>
            <text:p text:style-name="P44"><text:span text:style-name="T8">4</text:span> PS</text:p>
            <text:p text:style-name="P44"><text:span text:style-name="T8">2</text:span> PS</text:p>
          </table:table-cell>
        </table:table-row>
        <table:table-row>
          <table:table-cell table:style-name="Table4.A2" table:number-columns-spanned="2" office:value-type="string">
            <text:p text:style-name="P32"/>
          </table:table-cell>
          <table:covered-table-cell/>
          <table:table-cell table:style-name="Table4.A2" table:number-columns-spanned="2" office:value-type="string">
            <text:p text:style-name="P44"><text:span text:style-name="T9">8</text:span> PS</text:p>
          </table:table-cell>
          <table:covered-table-cell/>
          <table:table-cell table:style-name="Table4.A2" office:value-type="string">
            <text:p text:style-name="P32"/>
          </table:table-cell>
          <table:table-cell table:style-name="Table4.D2" office:value-type="string">
            <text:p text:style-name="P44"><text:span text:style-name="T8">6</text:span> PS</text:p>
          </table:table-cell>
        </table:table-row>
      </table:table>
      <text:p text:style-name="P3"/>
      <text:p text:style-name="P10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table:number-columns-spanned="3" office:value-type="string">
            <text:p text:style-name="P30">Arbeitspaket</text:p>
          </table:table-cell>
          <table:covered-table-cell/>
          <table:covered-table-cell/>
          <table:table-cell table:style-name="Table2.D1" table:number-columns-spanned="3" office:value-type="string">
            <text:p text:style-name="P30">Datum:</text:p>
            <text:p text:style-name="P19">23.03.2017</text:p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30">AP-Nr.:</text:p>
            <text:p text:style-name="P19">0<text:span text:style-name="T12">4</text:span></text:p>
          </table:table-cell>
          <table:table-cell table:style-name="Table2.A2" table:number-columns-spanned="2" office:value-type="string">
            <text:p text:style-name="P30">AP-Bezeichnung:</text:p>
            <text:p text:style-name="P85">Erstellung der IDE</text:p>
          </table:table-cell>
          <table:covered-table-cell/>
          <table:table-cell table:style-name="Table2.D2" table:number-columns-spanned="3" office:value-type="string">
            <text:p text:style-name="P30">AP-Leiter:</text:p>
            <text:p text:style-name="P86">Richard Vladimirskij</text:p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30">Projektnr.:</text:p>
            <text:p text:style-name="P19">01</text:p>
          </table:table-cell>
          <table:table-cell table:style-name="Table2.A2" table:number-columns-spanned="2" office:value-type="string">
            <text:p text:style-name="P30">Projektbezeichnung:</text:p>
            <text:p text:style-name="P19">Wikimania (Spiel)</text:p>
          </table:table-cell>
          <table:covered-table-cell/>
          <table:table-cell table:style-name="Table2.D2" table:number-columns-spanned="3" office:value-type="string">
            <text:p text:style-name="P30">Projektleiter:</text:p>
            <text:p text:style-name="P19">Richard Vladimirskij</text:p>
          </table:table-cell>
          <table:covered-table-cell/>
          <table:covered-table-cell/>
        </table:table-row>
        <table:table-row>
          <table:table-cell table:style-name="Table2.D2" table:number-columns-spanned="6" office:value-type="string">
            <text:p text:style-name="P30">Ziele/Ergebnisse:</text:p>
            <text:list xml:id="list15638684679416" text:continue-list="list15638999882500" text:style-name="L1">
              <text:list-item>
                <text:p text:style-name="P106">Eine GIT-Repository für das Project inklusive aller Mitarbeiter als Collaborators</text:p>
              </text:list-item>
              <text:list-item>
                <text:p text:style-name="P106">AngularJS installiert in der Repository, so dass Mitarbeiter diese Clonen können</text:p>
              </text:list-item>
            </text:list>
            <text:p text:style-name="P19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D2" table:number-columns-spanned="6" office:value-type="string">
            <text:p text:style-name="P30">Durchführung/Aufgaben:</text:p>
            <text:list xml:id="list6194478323764941641" text:style-name="L6">
              <text:list-item>
                <text:p text:style-name="P120">Erstelle GIT-Repository</text:p>
              </text:list-item>
              <text:list-item>
                <text:p text:style-name="P120">Erstelle ReadMe</text:p>
              </text:list-item>
              <text:list-item>
                <text:p text:style-name="P120">Clone Repository, installiere AngularJS</text:p>
              </text:list-item>
              <text:list-item>
                <text:p text:style-name="P120">Push Installation in das Repository</text:p>
              </text:list-item>
              <text:list-item>
                <text:p text:style-name="P120">Push Request &amp; Merg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D2" table:number-columns-spanned="6" office:value-type="string">
            <text:p text:style-name="P30">Vorraussetzungen/Zulieferungen:</text:p>
            <text:list xml:id="list3339898410924349635" text:style-name="L7">
              <text:list-item>
                <text:p text:style-name="P132">Spielkonzept wurde vom Kunden zugestimmt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2" table:number-columns-spanned="2" office:value-type="string">
            <text:p text:style-name="P30">Bearbeiter/in:</text:p>
            <text:p text:style-name="P73">Richard Vladimirskij</text:p>
          </table:table-cell>
          <table:covered-table-cell/>
          <table:table-cell table:style-name="Table2.A2" table:number-columns-spanned="2" office:value-type="string">
            <text:p text:style-name="P30">Aufwand:</text:p>
            <text:p text:style-name="P42"><text:span text:style-name="T11">1 </text:span>PS</text:p>
          </table:table-cell>
          <table:covered-table-cell/>
          <table:table-cell table:style-name="Table2.A2" office:value-type="string">
            <text:p text:style-name="P30">PE:</text:p>
            <text:p text:style-name="P42">100%</text:p>
          </table:table-cell>
          <table:table-cell table:style-name="Table2.D2" office:value-type="string">
            <text:p text:style-name="P30">Dauer:</text:p>
            <text:p text:style-name="P42"><text:span text:style-name="T11">1</text:span> PS</text:p>
          </table:table-cell>
        </table:table-row>
        <table:table-row>
          <table:table-cell table:style-name="Table2.A2" table:number-columns-spanned="2" office:value-type="string">
            <text:p text:style-name="P30"/>
          </table:table-cell>
          <table:covered-table-cell/>
          <table:table-cell table:style-name="Table2.A2" table:number-columns-spanned="2" office:value-type="string">
            <text:p text:style-name="P42"><text:span text:style-name="T11">1</text:span> PS</text:p>
          </table:table-cell>
          <table:covered-table-cell/>
          <table:table-cell table:style-name="Table2.A2" office:value-type="string">
            <text:p text:style-name="P30"/>
          </table:table-cell>
          <table:table-cell table:style-name="Table2.D2" office:value-type="string">
            <text:p text:style-name="P42"><text:span text:style-name="T11">1</text:span> PS</text:p>
          </table:table-cell>
        </table:table-row>
      </table:table>
      <text:p text:style-name="P1"/>
      <text:p text:style-name="P1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row>
          <table:table-cell table:style-name="Table5.A1" table:number-columns-spanned="3" office:value-type="string">
            <text:p text:style-name="P33">Arbeitspaket</text:p>
          </table:table-cell>
          <table:covered-table-cell/>
          <table:covered-table-cell/>
          <table:table-cell table:style-name="Table5.D1" table:number-columns-spanned="3" office:value-type="string">
            <text:p text:style-name="P33">Datum:</text:p>
            <text:p text:style-name="P22">23.03.2017</text:p>
          </table:table-cell>
          <table:covered-table-cell/>
          <table:covered-table-cell/>
        </table:table-row>
        <table:table-row>
          <table:table-cell table:style-name="Table5.A2" office:value-type="string">
            <text:p text:style-name="P33">AP-Nr.:</text:p>
            <text:p text:style-name="P22">0<text:span text:style-name="T14">5</text:span></text:p>
          </table:table-cell>
          <table:table-cell table:style-name="Table5.A2" table:number-columns-spanned="2" office:value-type="string">
            <text:p text:style-name="P33">AP-Bezeichnung:</text:p>
            <text:p text:style-name="P88">Low-Fidelity GUI Prototyp</text:p>
          </table:table-cell>
          <table:covered-table-cell/>
          <table:table-cell table:style-name="Table5.D2" table:number-columns-spanned="3" office:value-type="string">
            <text:p text:style-name="P33">AP-Leiter:</text:p>
            <text:p text:style-name="P88">Minh Le</text:p>
          </table:table-cell>
          <table:covered-table-cell/>
          <table:covered-table-cell/>
        </table:table-row>
        <table:table-row>
          <table:table-cell table:style-name="Table5.A2" office:value-type="string">
            <text:p text:style-name="P33">Projektnr.:</text:p>
            <text:p text:style-name="P22">01</text:p>
          </table:table-cell>
          <table:table-cell table:style-name="Table5.A2" table:number-columns-spanned="2" office:value-type="string">
            <text:p text:style-name="P33">Projektbezeichnung:</text:p>
            <text:p text:style-name="P22">Wikimania (Spiel)</text:p>
          </table:table-cell>
          <table:covered-table-cell/>
          <table:table-cell table:style-name="Table5.D2" table:number-columns-spanned="3" office:value-type="string">
            <text:p text:style-name="P33">Projektleiter:</text:p>
            <text:p text:style-name="P22">Richard Vladimirskij</text:p>
          </table:table-cell>
          <table:covered-table-cell/>
          <table:covered-table-cell/>
        </table:table-row>
        <table:table-row>
          <table:table-cell table:style-name="Table5.D2" table:number-columns-spanned="6" office:value-type="string">
            <text:p text:style-name="P33">Ziele/Ergebnisse:</text:p>
            <text:list xml:id="list15640262635591" text:continue-list="list15638684679416" text:style-name="L1">
              <text:list-item>
                <text:p text:style-name="P107">Ein vom Team zugestimmter low-fidelity Prototyp</text:p>
              </text:list-item>
            </text:list>
            <text:p text:style-name="P22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D2" table:number-columns-spanned="6" office:value-type="string">
            <text:p text:style-name="P33">Durchführung/Aufgaben:</text:p>
            <text:list xml:id="list2749521466762925115" text:style-name="L8">
              <text:list-item>
                <text:p text:style-name="P121">Erstelle ein low-fidelity Prototyp für Start-Screen, Highscores, Difficulty, Tutorial, Highscores und Spielablauf</text:p>
              </text:list-item>
              <text:list-item>
                <text:p text:style-name="P121">Team-Rücksprach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D2" table:number-columns-spanned="6" office:value-type="string">
            <text:p text:style-name="P33">Vorraussetzungen/Zulieferungen: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A2" table:number-columns-spanned="2" office:value-type="string">
            <text:p text:style-name="P33">Bearbeiter/in:</text:p>
            <text:p text:style-name="P66">Minh Le</text:p>
            <text:p text:style-name="P66">Nicolas Pilch</text:p>
            <text:p text:style-name="P66">Stefan Wistuba</text:p>
            <text:p text:style-name="P66">Richard Vladimirskij</text:p>
          </table:table-cell>
          <table:covered-table-cell/>
          <table:table-cell table:style-name="Table5.A2" table:number-columns-spanned="2" office:value-type="string">
            <text:p text:style-name="P33">Aufwand:</text:p>
            <text:p text:style-name="P45"><text:span text:style-name="T14">3 </text:span>PS</text:p>
            <text:p text:style-name="P52">1 PS</text:p>
            <text:p text:style-name="P52">3 PS</text:p>
            <text:p text:style-name="P52">1 PS</text:p>
          </table:table-cell>
          <table:covered-table-cell/>
          <table:table-cell table:style-name="Table5.A2" office:value-type="string">
            <text:p text:style-name="P33">PE:</text:p>
            <text:p text:style-name="P45">100%</text:p>
            <text:p text:style-name="P52">25%</text:p>
            <text:p text:style-name="P52">100%</text:p>
            <text:p text:style-name="P52">25%</text:p>
          </table:table-cell>
          <table:table-cell table:style-name="Table5.D2" office:value-type="string">
            <text:p text:style-name="P33">Dauer:</text:p>
            <text:p text:style-name="P45"><text:span text:style-name="T14">3</text:span> PS</text:p>
            <text:p text:style-name="P52">0.25 PS</text:p>
            <text:p text:style-name="P52">3 PS</text:p>
            <text:p text:style-name="P52">0.25 PS</text:p>
          </table:table-cell>
        </table:table-row>
        <table:table-row>
          <table:table-cell table:style-name="Table5.A2" table:number-columns-spanned="2" office:value-type="string">
            <text:p text:style-name="P33"/>
          </table:table-cell>
          <table:covered-table-cell/>
          <table:table-cell table:style-name="Table5.A2" table:number-columns-spanned="2" office:value-type="string">
            <text:p text:style-name="P45"><text:span text:style-name="T15">8</text:span> PS</text:p>
          </table:table-cell>
          <table:covered-table-cell/>
          <table:table-cell table:style-name="Table5.A2" office:value-type="string">
            <text:p text:style-name="P33"/>
          </table:table-cell>
          <table:table-cell table:style-name="Table5.D2" office:value-type="string">
            <text:p text:style-name="P45"><text:span text:style-name="T15">6.5</text:span> PS</text:p>
          </table:table-cell>
        </table:table-row>
      </table:table>
      <text:p text:style-name="P11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row>
          <table:table-cell table:style-name="Table6.A1" table:number-columns-spanned="3" office:value-type="string">
            <text:p text:style-name="P34">Arbeitspaket</text:p>
          </table:table-cell>
          <table:covered-table-cell/>
          <table:covered-table-cell/>
          <table:table-cell table:style-name="Table6.D1" table:number-columns-spanned="3" office:value-type="string">
            <text:p text:style-name="P34">Datum:</text:p>
            <text:p text:style-name="P23">23.03.2017</text:p>
          </table:table-cell>
          <table:covered-table-cell/>
          <table:covered-table-cell/>
        </table:table-row>
        <table:table-row>
          <table:table-cell table:style-name="Table6.A2" office:value-type="string">
            <text:p text:style-name="P34">AP-Nr.:</text:p>
            <text:p text:style-name="P23">0<text:span text:style-name="T16">6</text:span></text:p>
          </table:table-cell>
          <table:table-cell table:style-name="Table6.A2" table:number-columns-spanned="2" office:value-type="string">
            <text:p text:style-name="P34">AP-Bezeichnung:</text:p>
            <text:p text:style-name="P89">Implementation Spielablauf</text:p>
          </table:table-cell>
          <table:covered-table-cell/>
          <table:table-cell table:style-name="Table6.D2" table:number-columns-spanned="3" office:value-type="string">
            <text:p text:style-name="P34">AP-Leiter:</text:p>
            <text:p text:style-name="P89">Richard Vladimirskij</text:p>
          </table:table-cell>
          <table:covered-table-cell/>
          <table:covered-table-cell/>
        </table:table-row>
        <table:table-row>
          <table:table-cell table:style-name="Table6.A2" office:value-type="string">
            <text:p text:style-name="P34">Projektnr.:</text:p>
            <text:p text:style-name="P23">01</text:p>
          </table:table-cell>
          <table:table-cell table:style-name="Table6.A2" table:number-columns-spanned="2" office:value-type="string">
            <text:p text:style-name="P34">Projektbezeichnung:</text:p>
            <text:p text:style-name="P23">Wikimania (Spiel)</text:p>
          </table:table-cell>
          <table:covered-table-cell/>
          <table:table-cell table:style-name="Table6.D2" table:number-columns-spanned="3" office:value-type="string">
            <text:p text:style-name="P34">Projektleiter:</text:p>
            <text:p text:style-name="P23">Richard Vladimirskij</text:p>
          </table:table-cell>
          <table:covered-table-cell/>
          <table:covered-table-cell/>
        </table:table-row>
        <table:table-row>
          <table:table-cell table:style-name="Table6.D2" table:number-columns-spanned="6" office:value-type="string">
            <text:p text:style-name="P34">Ziele/Ergebnisse:</text:p>
            <text:list xml:id="list15639565732769" text:continue-list="list15640262635591" text:style-name="L1">
              <text:list-item>
                <text:p text:style-name="P108">Ein funktionsfähiger Spielablauf laut Aktivitätsdiagramm aus AP2</text:p>
              </text:list-item>
            </text:list>
            <text:p text:style-name="P23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6.D2" table:number-columns-spanned="6" office:value-type="string">
            <text:p text:style-name="P34">Durchführung/Aufgaben:</text:p>
            <text:list xml:id="list2115286768896964659" text:style-name="L9">
              <text:list-item>
                <text:p text:style-name="P129"><text:span text:style-name="T1">Instanziierung eines Spielobjektes </text:span><text:span text:style-name="T7">unter Verwendung von Dummy-Daten (Startseite / Zielseite)</text:span></text:p>
              </text:list-item>
              <text:list-item>
                <text:p text:style-name="P129"><text:span text:style-name="T6">Implementation</text:span><text:span text:style-name="T1"> des Spielverlaufs </text:span><text:span text:style-name="T7">laut Aktivitätsdiagramm aus AP2</text:span></text:p>
              </text:list-item>
              <text:list-item>
                <text:p text:style-name="P130"><text:span text:style-name="T1">Te</text:span><text:span text:style-name="T5">sten des Spielablaufs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6.D2" table:number-columns-spanned="6" office:value-type="string">
            <text:p text:style-name="P34">Vorraussetzungen/Zulieferungen:</text:p>
            <text:list xml:id="list2987050459553098818" text:style-name="L10">
              <text:list-item>
                <text:p text:style-name="P139">Machbarkeitsanalyse ist abgeschlossen</text:p>
              </text:list-item>
              <text:list-item>
                <text:p text:style-name="P139">IDE ist funktionsfähig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6.A2" table:number-columns-spanned="2" office:value-type="string">
            <text:p text:style-name="P34">Bearbeiter/in:</text:p>
            <text:p text:style-name="P74">Nicolas Pilch</text:p>
            <text:p text:style-name="P67">Richard Vladimirskij</text:p>
          </table:table-cell>
          <table:covered-table-cell/>
          <table:table-cell table:style-name="Table6.A2" table:number-columns-spanned="2" office:value-type="string">
            <text:p text:style-name="P34">Aufwand:</text:p>
            <text:p text:style-name="P46"><text:span text:style-name="T16">10 </text:span>PS</text:p>
            <text:p text:style-name="P53">1<text:span text:style-name="T16">0</text:span> PS</text:p>
          </table:table-cell>
          <table:covered-table-cell/>
          <table:table-cell table:style-name="Table6.A2" office:value-type="string">
            <text:p text:style-name="P34">PE:</text:p>
            <text:p text:style-name="P46">100%</text:p>
            <text:p text:style-name="P53"><text:span text:style-name="T16">75</text:span>%</text:p>
          </table:table-cell>
          <table:table-cell table:style-name="Table6.D2" office:value-type="string">
            <text:p text:style-name="P34">Dauer:</text:p>
            <text:p text:style-name="P46"><text:span text:style-name="T16">10</text:span> PS</text:p>
            <text:p text:style-name="P53"><text:span text:style-name="T16">10</text:span> PS</text:p>
          </table:table-cell>
        </table:table-row>
        <table:table-row>
          <table:table-cell table:style-name="Table6.A2" table:number-columns-spanned="2" office:value-type="string">
            <text:p text:style-name="P34"/>
          </table:table-cell>
          <table:covered-table-cell/>
          <table:table-cell table:style-name="Table6.A2" table:number-columns-spanned="2" office:value-type="string">
            <text:p text:style-name="P46"><text:span text:style-name="T16">20</text:span> PS</text:p>
          </table:table-cell>
          <table:covered-table-cell/>
          <table:table-cell table:style-name="Table6.A2" office:value-type="string">
            <text:p text:style-name="P34"/>
          </table:table-cell>
          <table:table-cell table:style-name="Table6.D2" office:value-type="string">
            <text:p text:style-name="P46"><text:span text:style-name="T16">17,5</text:span> PS</text:p>
          </table:table-cell>
        </table:table-row>
      </table:table>
      <text:p text:style-name="P4"/>
      <text:p text:style-name="P12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row>
          <table:table-cell table:style-name="Table7.A1" table:number-columns-spanned="3" office:value-type="string">
            <text:p text:style-name="P35">Arbeitspaket</text:p>
          </table:table-cell>
          <table:covered-table-cell/>
          <table:covered-table-cell/>
          <table:table-cell table:style-name="Table7.D1" table:number-columns-spanned="3" office:value-type="string">
            <text:p text:style-name="P35">Datum:</text:p>
            <text:p text:style-name="P24">23.03.2017</text:p>
          </table:table-cell>
          <table:covered-table-cell/>
          <table:covered-table-cell/>
        </table:table-row>
        <table:table-row>
          <table:table-cell table:style-name="Table7.A2" office:value-type="string">
            <text:p text:style-name="P35">AP-Nr.:</text:p>
            <text:p text:style-name="P24">0<text:span text:style-name="T17">7</text:span></text:p>
          </table:table-cell>
          <table:table-cell table:style-name="Table7.A2" table:number-columns-spanned="2" office:value-type="string">
            <text:p text:style-name="P35">AP-Bezeichnung:</text:p>
            <text:p text:style-name="P90">Implementation der GUI</text:p>
          </table:table-cell>
          <table:covered-table-cell/>
          <table:table-cell table:style-name="Table7.D2" table:number-columns-spanned="3" office:value-type="string">
            <text:p text:style-name="P35">AP-Leiter:</text:p>
            <text:p text:style-name="P90">Stefan Wistuba</text:p>
          </table:table-cell>
          <table:covered-table-cell/>
          <table:covered-table-cell/>
        </table:table-row>
        <table:table-row>
          <table:table-cell table:style-name="Table7.A2" office:value-type="string">
            <text:p text:style-name="P35">Projektnr.:</text:p>
            <text:p text:style-name="P24">01</text:p>
          </table:table-cell>
          <table:table-cell table:style-name="Table7.A2" table:number-columns-spanned="2" office:value-type="string">
            <text:p text:style-name="P35">Projektbezeichnung:</text:p>
            <text:p text:style-name="P24">Wikimania (Spiel)</text:p>
          </table:table-cell>
          <table:covered-table-cell/>
          <table:table-cell table:style-name="Table7.D2" table:number-columns-spanned="3" office:value-type="string">
            <text:p text:style-name="P35">Projektleiter:</text:p>
            <text:p text:style-name="P24">Richard Vladimirskij</text:p>
          </table:table-cell>
          <table:covered-table-cell/>
          <table:covered-table-cell/>
        </table:table-row>
        <table:table-row>
          <table:table-cell table:style-name="Table7.D2" table:number-columns-spanned="6" office:value-type="string">
            <text:p text:style-name="P35">Ziele/Ergebnisse:</text:p>
            <text:list xml:id="list15640032011224" text:continue-list="list15639565732769" text:style-name="L1">
              <text:list-item>
                <text:p text:style-name="P109">Eine “clickable” GUI ohne <text:span text:style-name="T19">direkte Funktion mit dem Back-End</text:span></text:p>
              </text:list-item>
            </text:list>
            <text:p text:style-name="P24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7.D2" table:number-columns-spanned="6" office:value-type="string">
            <text:p text:style-name="P35">Durchführung/Aufgaben:</text:p>
            <text:list xml:id="list7443176977167401202" text:style-name="L11">
              <text:list-item>
                <text:p text:style-name="P122">Umsetzung des low-fidelity Prototyps in eine “clickable” GUI inklusive Screen-Übergänge und Navigation mittels HTML5, CSS und Javascript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7.D2" table:number-columns-spanned="6" office:value-type="string">
            <text:p text:style-name="P35">Vorraussetzungen/Zulieferungen:</text:p>
            <text:list xml:id="list6909260219893978258" text:style-name="L12">
              <text:list-item>
                <text:p text:style-name="P133">Fertiger low-fidelity Prototyp (AP 05)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7.A2" table:number-columns-spanned="2" office:value-type="string">
            <text:p text:style-name="P35">Bearbeiter/in:</text:p>
            <text:p text:style-name="P75">Minh Le</text:p>
            <text:p text:style-name="P68">Stefan Wistuba</text:p>
          </table:table-cell>
          <table:covered-table-cell/>
          <table:table-cell table:style-name="Table7.A2" table:number-columns-spanned="2" office:value-type="string">
            <text:p text:style-name="P35">Aufwand:</text:p>
            <text:p text:style-name="P47"><text:span text:style-name="T18">7 </text:span>PS</text:p>
            <text:p text:style-name="P54"><text:span text:style-name="T18">7</text:span> PS</text:p>
          </table:table-cell>
          <table:covered-table-cell/>
          <table:table-cell table:style-name="Table7.A2" office:value-type="string">
            <text:p text:style-name="P35">PE:</text:p>
            <text:p text:style-name="P47">100%</text:p>
            <text:p text:style-name="P54"><text:span text:style-name="T18">100</text:span>%</text:p>
          </table:table-cell>
          <table:table-cell table:style-name="Table7.D2" office:value-type="string">
            <text:p text:style-name="P35">Dauer:</text:p>
            <text:p text:style-name="P47"><text:span text:style-name="T18">7</text:span> PS</text:p>
            <text:p text:style-name="P54"><text:span text:style-name="T18">7</text:span> PS</text:p>
          </table:table-cell>
        </table:table-row>
        <table:table-row>
          <table:table-cell table:style-name="Table7.A2" table:number-columns-spanned="2" office:value-type="string">
            <text:p text:style-name="P35"/>
          </table:table-cell>
          <table:covered-table-cell/>
          <table:table-cell table:style-name="Table7.A2" table:number-columns-spanned="2" office:value-type="string">
            <text:p text:style-name="P47"><text:span text:style-name="T18">14</text:span> PS</text:p>
          </table:table-cell>
          <table:covered-table-cell/>
          <table:table-cell table:style-name="Table7.A2" office:value-type="string">
            <text:p text:style-name="P35"/>
          </table:table-cell>
          <table:table-cell table:style-name="Table7.D2" office:value-type="string">
            <text:p text:style-name="P47"><text:span text:style-name="T18">14</text:span> PS</text:p>
          </table:table-cell>
        </table:table-row>
      </table:table>
      <text:p text:style-name="P5"/>
      <text:p text:style-name="P13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row>
          <table:table-cell table:style-name="Table8.A1" table:number-columns-spanned="3" office:value-type="string">
            <text:p text:style-name="P36">Arbeitspaket</text:p>
          </table:table-cell>
          <table:covered-table-cell/>
          <table:covered-table-cell/>
          <table:table-cell table:style-name="Table8.D1" table:number-columns-spanned="3" office:value-type="string">
            <text:p text:style-name="P36">Datum:</text:p>
            <text:p text:style-name="P25">23.03.2017</text:p>
          </table:table-cell>
          <table:covered-table-cell/>
          <table:covered-table-cell/>
        </table:table-row>
        <table:table-row>
          <table:table-cell table:style-name="Table8.A2" office:value-type="string">
            <text:p text:style-name="P36">AP-Nr.:</text:p>
            <text:p text:style-name="P25">0<text:span text:style-name="T20">8</text:span></text:p>
          </table:table-cell>
          <table:table-cell table:style-name="Table8.A2" table:number-columns-spanned="2" office:value-type="string">
            <text:p text:style-name="P36">AP-Bezeichnung:</text:p>
            <text:p text:style-name="P91">Implementation <text:span text:style-name="T20">der Schwierigkeitsstufen</text:span></text:p>
          </table:table-cell>
          <table:covered-table-cell/>
          <table:table-cell table:style-name="Table8.D2" table:number-columns-spanned="3" office:value-type="string">
            <text:p text:style-name="P36">AP-Leiter:</text:p>
            <text:p text:style-name="P94">Nicolas Pilcher</text:p>
          </table:table-cell>
          <table:covered-table-cell/>
          <table:covered-table-cell/>
        </table:table-row>
        <table:table-row>
          <table:table-cell table:style-name="Table8.A2" office:value-type="string">
            <text:p text:style-name="P36">Projektnr.:</text:p>
            <text:p text:style-name="P25">01</text:p>
          </table:table-cell>
          <table:table-cell table:style-name="Table8.A2" table:number-columns-spanned="2" office:value-type="string">
            <text:p text:style-name="P36">Projektbezeichnung:</text:p>
            <text:p text:style-name="P25">Wikimania (Spiel)</text:p>
          </table:table-cell>
          <table:covered-table-cell/>
          <table:table-cell table:style-name="Table8.D2" table:number-columns-spanned="3" office:value-type="string">
            <text:p text:style-name="P36">Projektleiter:</text:p>
            <text:p text:style-name="P25">Richard Vladimirskij</text:p>
          </table:table-cell>
          <table:covered-table-cell/>
          <table:covered-table-cell/>
        </table:table-row>
        <table:table-row>
          <table:table-cell table:style-name="Table8.D2" table:number-columns-spanned="6" office:value-type="string">
            <text:p text:style-name="P36">Ziele/Ergebnisse:</text:p>
            <text:list xml:id="list15640512409181" text:continue-list="list15640032011224" text:style-name="L1">
              <text:list-item>
                <text:p text:style-name="P110">Ein funktionsfähiges Schwierigkeitsstufensystem</text:p>
              </text:list-item>
            </text:list>
            <text:p text:style-name="P25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8.D2" table:number-columns-spanned="6" office:value-type="string">
            <text:p text:style-name="P36">Durchführung/Aufgaben:</text:p>
            <text:list xml:id="list8932048315774334384" text:style-name="L13">
              <text:list-item>
                <text:p text:style-name="P123">Front-End: Implementation der Views: Easy, Medium, Hard + Button für “Toggle a Challenge”</text:p>
              </text:list-item>
              <text:list-item>
                <text:p text:style-name="P123">Front-End: Integration von “Next Random Page”</text:p>
              </text:list-item>
              <text:list-item>
                <text:p text:style-name="P123">Front-End: Integration von “Preview Article”</text:p>
              </text:list-item>
              <text:list-item>
                <text:p text:style-name="P123">Back-End: Methode um einen “Random Article” zu liefern.</text:p>
              </text:list-item>
              <text:list-item>
                <text:p text:style-name="P123">Back-End: Methode um einen “Article-Preview” zu liefern.</text:p>
                <text:p text:style-name="P123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8.D2" table:number-columns-spanned="6" office:value-type="string">
            <text:p text:style-name="P36">Vorraussetzungen/Zulieferungen:</text:p>
            <text:list xml:id="list3547019136337766241" text:style-name="L14">
              <text:list-item>
                <text:p text:style-name="P134">Funktionsfähiger Spielablauf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8.A2" table:number-columns-spanned="2" office:value-type="string">
            <text:p text:style-name="P36">Bearbeiter/in:</text:p>
            <text:p text:style-name="P77">Minh Le</text:p>
            <text:p text:style-name="P80">Nicolas Pilch</text:p>
            <text:p text:style-name="P70">Stefan Wistuba</text:p>
            <text:p text:style-name="P80">Richard Vladimirskij</text:p>
          </table:table-cell>
          <table:covered-table-cell/>
          <table:table-cell table:style-name="Table8.A2" table:number-columns-spanned="2" office:value-type="string">
            <text:p text:style-name="P36">Aufwand:</text:p>
            <text:p text:style-name="P48"><text:span text:style-name="T23">2 </text:span>PS</text:p>
            <text:p text:style-name="P59">2 PS</text:p>
            <text:p text:style-name="P56"><text:span text:style-name="T23">2</text:span> PS</text:p>
            <text:p text:style-name="P59">2 PS</text:p>
          </table:table-cell>
          <table:covered-table-cell/>
          <table:table-cell table:style-name="Table8.A2" office:value-type="string">
            <text:p text:style-name="P36">PE:</text:p>
            <text:p text:style-name="P48">100%</text:p>
            <text:p text:style-name="P56"><text:span text:style-name="T18">100</text:span>%</text:p>
            <text:p text:style-name="P59">100%</text:p>
            <text:p text:style-name="P59">100%</text:p>
          </table:table-cell>
          <table:table-cell table:style-name="Table8.D2" office:value-type="string">
            <text:p text:style-name="P36">Dauer:</text:p>
            <text:p text:style-name="P48"><text:span text:style-name="T23">2</text:span> PS</text:p>
            <text:p text:style-name="P56"><text:span text:style-name="T23">2</text:span> PS</text:p>
            <text:p text:style-name="P59">2 PS</text:p>
            <text:p text:style-name="P59">2 PS</text:p>
          </table:table-cell>
        </table:table-row>
        <table:table-row>
          <table:table-cell table:style-name="Table8.A2" table:number-columns-spanned="2" office:value-type="string">
            <text:p text:style-name="P36"/>
          </table:table-cell>
          <table:covered-table-cell/>
          <table:table-cell table:style-name="Table8.A2" table:number-columns-spanned="2" office:value-type="string">
            <text:p text:style-name="P48"><text:span text:style-name="T23">8</text:span> PS</text:p>
          </table:table-cell>
          <table:covered-table-cell/>
          <table:table-cell table:style-name="Table8.A2" office:value-type="string">
            <text:p text:style-name="P36"/>
          </table:table-cell>
          <table:table-cell table:style-name="Table8.D2" office:value-type="string">
            <text:p text:style-name="P48"><text:span text:style-name="T23">8</text:span> PS</text:p>
          </table:table-cell>
        </table:table-row>
      </table:table>
      <text:p text:style-name="P7"/>
      <text:p text:style-name="P15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row>
          <table:table-cell table:style-name="Table10.A1" table:number-columns-spanned="3" office:value-type="string">
            <text:p text:style-name="P38">Arbeitspaket</text:p>
          </table:table-cell>
          <table:covered-table-cell/>
          <table:covered-table-cell/>
          <table:table-cell table:style-name="Table10.D1" table:number-columns-spanned="3" office:value-type="string">
            <text:p text:style-name="P38">Datum:</text:p>
            <text:p text:style-name="P26">23.03.2017</text:p>
          </table:table-cell>
          <table:covered-table-cell/>
          <table:covered-table-cell/>
        </table:table-row>
        <table:table-row>
          <table:table-cell table:style-name="Table10.A2" office:value-type="string">
            <text:p text:style-name="P38">AP-Nr.:</text:p>
            <text:p text:style-name="P26">0<text:span text:style-name="T23">9</text:span></text:p>
          </table:table-cell>
          <table:table-cell table:style-name="Table10.A2" table:number-columns-spanned="2" office:value-type="string">
            <text:p text:style-name="P38">AP-Bezeichnung:</text:p>
            <text:p text:style-name="P92">Implementation de<text:span text:style-name="T23">s HighScore Systems</text:span></text:p>
          </table:table-cell>
          <table:covered-table-cell/>
          <table:table-cell table:style-name="Table10.D2" table:number-columns-spanned="3" office:value-type="string">
            <text:p text:style-name="P38">AP-Leiter:</text:p>
            <text:p text:style-name="P96">Richard Vladimirskij</text:p>
          </table:table-cell>
          <table:covered-table-cell/>
          <table:covered-table-cell/>
        </table:table-row>
        <table:table-row>
          <table:table-cell table:style-name="Table10.A2" office:value-type="string">
            <text:p text:style-name="P38">Projektnr.:</text:p>
            <text:p text:style-name="P26">01</text:p>
          </table:table-cell>
          <table:table-cell table:style-name="Table10.A2" table:number-columns-spanned="2" office:value-type="string">
            <text:p text:style-name="P38">Projektbezeichnung:</text:p>
            <text:p text:style-name="P26">Wikimania (Spiel)</text:p>
          </table:table-cell>
          <table:covered-table-cell/>
          <table:table-cell table:style-name="Table10.D2" table:number-columns-spanned="3" office:value-type="string">
            <text:p text:style-name="P38">Projektleiter:</text:p>
            <text:p text:style-name="P26">Richard Vladimirskij</text:p>
          </table:table-cell>
          <table:covered-table-cell/>
          <table:covered-table-cell/>
        </table:table-row>
        <table:table-row>
          <table:table-cell table:style-name="Table10.D2" table:number-columns-spanned="6" office:value-type="string">
            <text:p text:style-name="P38">Ziele/Ergebnisse:</text:p>
            <text:list xml:id="list15638687613200" text:continue-list="list15640512409181" text:style-name="L1">
              <text:list-item>
                <text:p text:style-name="P111">Ein funktionsfähiges Highscore-System</text:p>
              </text:list-item>
            </text:list>
            <text:p text:style-name="P26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0.D2" table:number-columns-spanned="6" office:value-type="string">
            <text:p text:style-name="P38">Durchführung/Aufgaben:</text:p>
            <text:list xml:id="list8131994730094733633" text:style-name="L15">
              <text:list-item>
                <text:p text:style-name="P124">Back-End: Funktion um ein Spiel in die Highscore Liste einzutragen via JSON Datei und Controller</text:p>
              </text:list-item>
              <text:list-item>
                <text:p text:style-name="P124">Back-End: Funktion um alle Highscores strukturiert and die View zu liefern.</text:p>
              </text:list-item>
              <text:list-item>
                <text:p text:style-name="P124">Front-End: Die gelieferten Highscores richtig darzustell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0.D2" table:number-columns-spanned="6" office:value-type="string">
            <text:p text:style-name="P38">Vorraussetzungen/Zulieferungen:</text:p>
            <text:list xml:id="list7115129964795178637" text:style-name="L16">
              <text:list-item>
                <text:p text:style-name="P135">Funktionsfähiger Spielablauf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0.A2" table:number-columns-spanned="2" office:value-type="string">
            <text:p text:style-name="P38">Bearbeiter/in:</text:p>
            <text:p text:style-name="P76">Minh Le</text:p>
            <text:p text:style-name="P81">Nicolas Pilch</text:p>
            <text:p text:style-name="P69">Stefan Wistuba</text:p>
            <text:p text:style-name="P81">Richard Vladimirskij</text:p>
          </table:table-cell>
          <table:covered-table-cell/>
          <table:table-cell table:style-name="Table10.A2" table:number-columns-spanned="2" office:value-type="string">
            <text:p text:style-name="P38">Aufwand:</text:p>
            <text:p text:style-name="P49"><text:span text:style-name="T24">2 </text:span>PS</text:p>
            <text:p text:style-name="P55"><text:span text:style-name="T24">3</text:span> PS</text:p>
            <text:p text:style-name="P60">2 PS</text:p>
            <text:p text:style-name="P60">3 PS</text:p>
          </table:table-cell>
          <table:covered-table-cell/>
          <table:table-cell table:style-name="Table10.A2" office:value-type="string">
            <text:p text:style-name="P38">PE:</text:p>
            <text:p text:style-name="P49">100%</text:p>
            <text:p text:style-name="P55"><text:span text:style-name="T18">100</text:span>%</text:p>
            <text:p text:style-name="P60">100%</text:p>
            <text:p text:style-name="P60">100%</text:p>
          </table:table-cell>
          <table:table-cell table:style-name="Table10.D2" office:value-type="string">
            <text:p text:style-name="P38">Dauer:</text:p>
            <text:p text:style-name="P49"><text:span text:style-name="T24">2</text:span> PS</text:p>
            <text:p text:style-name="P55"><text:span text:style-name="T24">3</text:span> PS</text:p>
            <text:p text:style-name="P60">2 PS</text:p>
            <text:p text:style-name="P60">3 PS</text:p>
          </table:table-cell>
        </table:table-row>
        <table:table-row>
          <table:table-cell table:style-name="Table10.A2" table:number-columns-spanned="2" office:value-type="string">
            <text:p text:style-name="P38"/>
          </table:table-cell>
          <table:covered-table-cell/>
          <table:table-cell table:style-name="Table10.A2" table:number-columns-spanned="2" office:value-type="string">
            <text:p text:style-name="P49"><text:span text:style-name="T18">10</text:span> PS</text:p>
          </table:table-cell>
          <table:covered-table-cell/>
          <table:table-cell table:style-name="Table10.A2" office:value-type="string">
            <text:p text:style-name="P38"/>
          </table:table-cell>
          <table:table-cell table:style-name="Table10.D2" office:value-type="string">
            <text:p text:style-name="P49"><text:span text:style-name="T18">10</text:span> PS</text:p>
          </table:table-cell>
        </table:table-row>
      </table:table>
      <text:p text:style-name="P6"/>
      <text:p text:style-name="P16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column table:style-name="Table11.F"/>
        <table:table-row>
          <table:table-cell table:style-name="Table11.A1" table:number-columns-spanned="3" office:value-type="string">
            <text:p text:style-name="P39">Arbeitspaket</text:p>
          </table:table-cell>
          <table:covered-table-cell/>
          <table:covered-table-cell/>
          <table:table-cell table:style-name="Table11.D1" table:number-columns-spanned="3" office:value-type="string">
            <text:p text:style-name="P39">Datum:</text:p>
            <text:p text:style-name="P27">23.03.2017</text:p>
          </table:table-cell>
          <table:covered-table-cell/>
          <table:covered-table-cell/>
        </table:table-row>
        <table:table-row>
          <table:table-cell table:style-name="Table11.A2" office:value-type="string">
            <text:p text:style-name="P39">AP-Nr.:</text:p>
            <text:p text:style-name="P96">10</text:p>
          </table:table-cell>
          <table:table-cell table:style-name="Table11.A2" table:number-columns-spanned="2" office:value-type="string">
            <text:p text:style-name="P39">AP-Bezeichnung:</text:p>
            <text:p text:style-name="P96">GUI mit dem System verbinden</text:p>
          </table:table-cell>
          <table:covered-table-cell/>
          <table:table-cell table:style-name="Table11.D2" table:number-columns-spanned="3" office:value-type="string">
            <text:p text:style-name="P39">AP-Leiter:</text:p>
            <text:p text:style-name="P93">Stefan Wistuba</text:p>
          </table:table-cell>
          <table:covered-table-cell/>
          <table:covered-table-cell/>
        </table:table-row>
        <table:table-row>
          <table:table-cell table:style-name="Table11.A2" office:value-type="string">
            <text:p text:style-name="P39">Projektnr.:</text:p>
            <text:p text:style-name="P27">01</text:p>
          </table:table-cell>
          <table:table-cell table:style-name="Table11.A2" table:number-columns-spanned="2" office:value-type="string">
            <text:p text:style-name="P39">Projektbezeichnung:</text:p>
            <text:p text:style-name="P27">Wikimania (Spiel)</text:p>
          </table:table-cell>
          <table:covered-table-cell/>
          <table:table-cell table:style-name="Table11.D2" table:number-columns-spanned="3" office:value-type="string">
            <text:p text:style-name="P39">Projektleiter:</text:p>
            <text:p text:style-name="P27">Richard Vladimirskij</text:p>
          </table:table-cell>
          <table:covered-table-cell/>
          <table:covered-table-cell/>
        </table:table-row>
        <table:table-row>
          <table:table-cell table:style-name="Table11.D2" table:number-columns-spanned="6" office:value-type="string">
            <text:p text:style-name="P39">Ziele/Ergebnisse:</text:p>
            <text:list xml:id="list15640638086256" text:continue-list="list15638687613200" text:style-name="L1">
              <text:list-item>
                <text:p text:style-name="P112">Ein funktionsfähiges Spiel</text:p>
              </text:list-item>
            </text:list>
            <text:p text:style-name="P27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1.D2" table:number-columns-spanned="6" office:value-type="string">
            <text:p text:style-name="P39">Durchführung/Aufgaben:</text:p>
            <text:list xml:id="list3527417202085411930" text:style-name="L17">
              <text:list-item>
                <text:p text:style-name="P125">Alle Methodenaufrufe der GUI mit dem Back-End System verknüpfen.</text:p>
              </text:list-item>
              <text:list-item>
                <text:p text:style-name="P125">Testen der Methodenaufrufe und des Spielablaufs</text:p>
              </text:list-item>
            </text:list>
            <text:p text:style-name="P101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1.D2" table:number-columns-spanned="6" office:value-type="string">
            <text:p text:style-name="P39">Vorraussetzungen/Zulieferungen:</text:p>
            <text:list xml:id="list4289724706687510127" text:style-name="L18">
              <text:list-item>
                <text:p text:style-name="P136">Funktionsfähiger Spielablauf</text:p>
              </text:list-item>
              <text:list-item>
                <text:p text:style-name="P136">Implementation der Schwierigkeitsstufen</text:p>
              </text:list-item>
              <text:list-item>
                <text:p text:style-name="P136">Implementation des Highscore Systems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1.A2" table:number-columns-spanned="2" office:value-type="string">
            <text:p text:style-name="P39">Bearbeiter/in:</text:p>
            <text:p text:style-name="P78">Minh Le</text:p>
            <text:p text:style-name="P82">Nicolas Pilch</text:p>
            <text:p text:style-name="P71">Stefan Wistuba</text:p>
            <text:p text:style-name="P82">Richard Vladimirskij</text:p>
          </table:table-cell>
          <table:covered-table-cell/>
          <table:table-cell table:style-name="Table11.A2" table:number-columns-spanned="2" office:value-type="string">
            <text:p text:style-name="P39">Aufwand:</text:p>
            <text:p text:style-name="P50"><text:span text:style-name="T24">2 </text:span>PS</text:p>
            <text:p text:style-name="P57"><text:span text:style-name="T25">2</text:span> PS</text:p>
            <text:p text:style-name="P61"><text:span text:style-name="T25">2</text:span> PS</text:p>
            <text:p text:style-name="P61"><text:span text:style-name="T25">2</text:span> PS</text:p>
          </table:table-cell>
          <table:covered-table-cell/>
          <table:table-cell table:style-name="Table11.A2" office:value-type="string">
            <text:p text:style-name="P39">PE:</text:p>
            <text:p text:style-name="P50">100%</text:p>
            <text:p text:style-name="P57"><text:span text:style-name="T18">100</text:span>%</text:p>
            <text:p text:style-name="P61">100%</text:p>
            <text:p text:style-name="P61">100%</text:p>
          </table:table-cell>
          <table:table-cell table:style-name="Table11.D2" office:value-type="string">
            <text:p text:style-name="P39">Dauer:</text:p>
            <text:p text:style-name="P50"><text:span text:style-name="T24">2</text:span> PS</text:p>
            <text:p text:style-name="P57"><text:span text:style-name="T25">2</text:span> PS</text:p>
            <text:p text:style-name="P61">2 PS</text:p>
            <text:p text:style-name="P61"><text:span text:style-name="T25">2</text:span> PS</text:p>
          </table:table-cell>
        </table:table-row>
        <table:table-row>
          <table:table-cell table:style-name="Table11.A2" table:number-columns-spanned="2" office:value-type="string">
            <text:p text:style-name="P39"/>
          </table:table-cell>
          <table:covered-table-cell/>
          <table:table-cell table:style-name="Table11.A2" table:number-columns-spanned="2" office:value-type="string">
            <text:p text:style-name="P50"><text:span text:style-name="T25">8</text:span> PS</text:p>
          </table:table-cell>
          <table:covered-table-cell/>
          <table:table-cell table:style-name="Table11.A2" office:value-type="string">
            <text:p text:style-name="P39"/>
          </table:table-cell>
          <table:table-cell table:style-name="Table11.D2" office:value-type="string">
            <text:p text:style-name="P50"><text:span text:style-name="T25">8</text:span> PS</text:p>
          </table:table-cell>
        </table:table-row>
      </table:table>
      <text:p text:style-name="P8"/>
      <text:p text:style-name="P17"/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column table:style-name="Table12.F"/>
        <table:table-row>
          <table:table-cell table:style-name="Table12.A1" table:number-columns-spanned="3" office:value-type="string">
            <text:p text:style-name="P40">Arbeitspaket</text:p>
          </table:table-cell>
          <table:covered-table-cell/>
          <table:covered-table-cell/>
          <table:table-cell table:style-name="Table12.D1" table:number-columns-spanned="3" office:value-type="string">
            <text:p text:style-name="P40">Datum:</text:p>
            <text:p text:style-name="P28">23.03.2017</text:p>
          </table:table-cell>
          <table:covered-table-cell/>
          <table:covered-table-cell/>
        </table:table-row>
        <table:table-row>
          <table:table-cell table:style-name="Table12.A2" office:value-type="string">
            <text:p text:style-name="P40">AP-Nr.:</text:p>
            <text:p text:style-name="P97">1<text:span text:style-name="T27">1</text:span></text:p>
          </table:table-cell>
          <table:table-cell table:style-name="Table12.A2" table:number-columns-spanned="2" office:value-type="string">
            <text:p text:style-name="P40">AP-Bezeichnung:</text:p>
            <text:p text:style-name="P98">Endpräsentation</text:p>
          </table:table-cell>
          <table:covered-table-cell/>
          <table:table-cell table:style-name="Table12.D2" table:number-columns-spanned="3" office:value-type="string">
            <text:p text:style-name="P40">AP-Leiter:</text:p>
            <text:p text:style-name="P99">Richard Vladimirskij</text:p>
          </table:table-cell>
          <table:covered-table-cell/>
          <table:covered-table-cell/>
        </table:table-row>
        <table:table-row>
          <table:table-cell table:style-name="Table12.A2" office:value-type="string">
            <text:p text:style-name="P40">Projektnr.:</text:p>
            <text:p text:style-name="P28">01</text:p>
          </table:table-cell>
          <table:table-cell table:style-name="Table12.A2" table:number-columns-spanned="2" office:value-type="string">
            <text:p text:style-name="P40">Projektbezeichnung:</text:p>
            <text:p text:style-name="P28">Wikimania (Spiel)</text:p>
          </table:table-cell>
          <table:covered-table-cell/>
          <table:table-cell table:style-name="Table12.D2" table:number-columns-spanned="3" office:value-type="string">
            <text:p text:style-name="P40">Projektleiter:</text:p>
            <text:p text:style-name="P28">Richard Vladimirskij</text:p>
          </table:table-cell>
          <table:covered-table-cell/>
          <table:covered-table-cell/>
        </table:table-row>
        <table:table-row>
          <table:table-cell table:style-name="Table12.D2" table:number-columns-spanned="6" office:value-type="string">
            <text:p text:style-name="P40">Ziele/Ergebnisse:</text:p>
            <text:list xml:id="list15640648476523" text:continue-list="list15640638086256" text:style-name="L1">
              <text:list-item>
                <text:p text:style-name="P113">End-Präsentation</text:p>
              </text:list-item>
            </text:list>
            <text:p text:style-name="P28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2.D2" table:number-columns-spanned="6" office:value-type="string">
            <text:p text:style-name="P40">Durchführung/Aufgaben:</text:p>
            <text:list xml:id="list4809549182291796137" text:style-name="L19">
              <text:list-item>
                <text:p text:style-name="P126">Projektleitung, Front-End und Back-End gestalten die End-Präsentation für das Spiel Wikimania</text:p>
              </text:list-item>
              <text:list-item>
                <text:p text:style-name="P127">Erarbeitung eines vorführbaren Beispiels</text:p>
              </text:list-item>
            </text:list>
            <text:p text:style-name="P102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2.D2" table:number-columns-spanned="6" office:value-type="string">
            <text:p text:style-name="P40">Vorraussetzungen/Zulieferungen:</text:p>
            <text:list xml:id="list977896896581851794" text:style-name="L20">
              <text:list-item>
                <text:p text:style-name="P137">F<text:span text:style-name="T26">unktionsfähiges Spiel</text:span></text:p>
              </text:list-item>
              <text:list-item>
                <text:p text:style-name="P138">Sammlung an Artefakt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2.A2" table:number-columns-spanned="2" office:value-type="string">
            <text:p text:style-name="P40">Bearbeiter/in:</text:p>
            <text:p text:style-name="P79">Minh Le</text:p>
            <text:p text:style-name="P83">Nicolas Pilch</text:p>
            <text:p text:style-name="P72">Stefan Wistuba</text:p>
            <text:p text:style-name="P83">Richard Vladimirskij</text:p>
          </table:table-cell>
          <table:covered-table-cell/>
          <table:table-cell table:style-name="Table12.A2" table:number-columns-spanned="2" office:value-type="string">
            <text:p text:style-name="P40">Aufwand:</text:p>
            <text:p text:style-name="P51"><text:span text:style-name="T26">1 </text:span>PS</text:p>
            <text:p text:style-name="P58"><text:span text:style-name="T26">1</text:span> PS</text:p>
            <text:p text:style-name="P62"><text:span text:style-name="T26">1</text:span> PS</text:p>
            <text:p text:style-name="P62"><text:span text:style-name="T26">1</text:span> PS</text:p>
          </table:table-cell>
          <table:covered-table-cell/>
          <table:table-cell table:style-name="Table12.A2" office:value-type="string">
            <text:p text:style-name="P40">PE:</text:p>
            <text:p text:style-name="P51">100%</text:p>
            <text:p text:style-name="P58"><text:span text:style-name="T18">100</text:span>%</text:p>
            <text:p text:style-name="P62">100%</text:p>
            <text:p text:style-name="P62">100%</text:p>
          </table:table-cell>
          <table:table-cell table:style-name="Table12.D2" office:value-type="string">
            <text:p text:style-name="P40">Dauer:</text:p>
            <text:p text:style-name="P51"><text:span text:style-name="T26">1</text:span> PS</text:p>
            <text:p text:style-name="P58"><text:span text:style-name="T26">1</text:span> PS</text:p>
            <text:p text:style-name="P62"><text:span text:style-name="T26">1</text:span> PS</text:p>
            <text:p text:style-name="P62"><text:span text:style-name="T26">1</text:span> PS</text:p>
          </table:table-cell>
        </table:table-row>
        <table:table-row>
          <table:table-cell table:style-name="Table12.A2" table:number-columns-spanned="2" office:value-type="string">
            <text:p text:style-name="P40"/>
          </table:table-cell>
          <table:covered-table-cell/>
          <table:table-cell table:style-name="Table12.A2" table:number-columns-spanned="2" office:value-type="string">
            <text:p text:style-name="P51"><text:span text:style-name="T26">4</text:span> PS</text:p>
          </table:table-cell>
          <table:covered-table-cell/>
          <table:table-cell table:style-name="Table12.A2" office:value-type="string">
            <text:p text:style-name="P40"/>
          </table:table-cell>
          <table:table-cell table:style-name="Table12.D2" office:value-type="string">
            <text:p text:style-name="P51"><text:span text:style-name="T26">4</text:span> PS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3T20:12:14.765077226</meta:creation-date>
    <dc:date>2017-03-24T13:56:30.454390981</dc:date>
    <meta:editing-duration>PT3H48M16S</meta:editing-duration>
    <meta:editing-cycles>33</meta:editing-cycles>
    <meta:generator>LibreOffice/5.1.6.2$Linux_x86 LibreOffice_project/10m0$Build-2</meta:generator>
    <meta:document-statistic meta:table-count="11" meta:image-count="0" meta:object-count="0" meta:page-count="11" meta:paragraph-count="452" meta:word-count="971" meta:character-count="7046" meta:non-whitespace-character-count="6583"/>
  </office:meta>
</office:document-meta>
</file>